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Arrowheads_20_1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1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07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6.81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596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solid" svg:stroke-width="0.049cm" svg:stroke-color="#ff0000" draw:marker-start-width="0.273cm" draw:marker-end-width="0.273cm" draw:fill="none" draw:fill-color="#ffffff" fo:min-height="0.319cm" fo:padding-top="0.149cm" fo:padding-bottom="0.149cm" fo:padding-left="0.274cm" fo:padding-right="0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normal" fo:background-color="#b4c7dc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T4" style:family="text"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T5" style:family="text">
      <style:text-properties fo:font-size="8pt" fo:font-weight="normal" fo:background-color="#b4c7dc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4.05cm" svg:x2="10.3cm" svg:y2="4.05cm">
          <text:p/>
        </draw:line>
        <draw:line draw:style-name="gr2" draw:text-style-name="P1" draw:layer="layout" svg:x1="3.3cm" svg:y1="3.8cm" svg:x2="3.3cm" svg:y2="4.3cm">
          <text:p/>
        </draw:line>
        <draw:line draw:style-name="gr2" draw:text-style-name="P1" draw:layer="layout" svg:x1="2.8cm" svg:y1="3.8cm" svg:x2="2.8cm" svg:y2="4.3cm">
          <text:p/>
        </draw:line>
        <draw:line draw:style-name="gr2" draw:text-style-name="P1" draw:layer="layout" svg:x1="3.8cm" svg:y1="3.8cm" svg:x2="3.8cm" svg:y2="4.3cm">
          <text:p/>
        </draw:line>
        <draw:line draw:style-name="gr2" draw:text-style-name="P1" draw:layer="layout" svg:x1="4.3cm" svg:y1="3.8cm" svg:x2="4.3cm" svg:y2="4.3cm">
          <text:p/>
        </draw:line>
        <draw:line draw:style-name="gr2" draw:text-style-name="P1" draw:layer="layout" svg:x1="5.8cm" svg:y1="3.8cm" svg:x2="5.8cm" svg:y2="4.3cm">
          <text:p/>
        </draw:line>
        <draw:line draw:style-name="gr2" draw:text-style-name="P1" draw:layer="layout" svg:x1="5.3cm" svg:y1="3.8cm" svg:x2="5.3cm" svg:y2="4.3cm">
          <text:p/>
        </draw:line>
        <draw:line draw:style-name="gr2" draw:text-style-name="P1" draw:layer="layout" svg:x1="6.3cm" svg:y1="3.8cm" svg:x2="6.3cm" svg:y2="4.3cm">
          <text:p/>
        </draw:line>
        <draw:line draw:style-name="gr2" draw:text-style-name="P1" draw:layer="layout" svg:x1="6.8cm" svg:y1="3.8cm" svg:x2="6.8cm" svg:y2="4.3cm">
          <text:p/>
        </draw:line>
        <draw:line draw:style-name="gr2" draw:text-style-name="P1" draw:layer="layout" svg:x1="8.3cm" svg:y1="3.8cm" svg:x2="8.3cm" svg:y2="4.3cm">
          <text:p/>
        </draw:line>
        <draw:line draw:style-name="gr2" draw:text-style-name="P1" draw:layer="layout" svg:x1="7.8cm" svg:y1="3.8cm" svg:x2="7.8cm" svg:y2="4.3cm">
          <text:p/>
        </draw:line>
        <draw:line draw:style-name="gr2" draw:text-style-name="P1" draw:layer="layout" svg:x1="8.8cm" svg:y1="3.8cm" svg:x2="8.8cm" svg:y2="4.3cm">
          <text:p/>
        </draw:line>
        <draw:line draw:style-name="gr2" draw:text-style-name="P1" draw:layer="layout" svg:x1="9.3cm" svg:y1="3.8cm" svg:x2="9.3cm" svg:y2="4.3cm">
          <text:p/>
        </draw:line>
        <draw:line draw:style-name="gr2" draw:text-style-name="P1" draw:layer="layout" svg:x1="9.8cm" svg:y1="3.3cm" svg:x2="9.8cm" svg:y2="4.3cm">
          <text:p/>
        </draw:line>
        <draw:line draw:style-name="gr2" draw:text-style-name="P1" draw:layer="layout" svg:x1="4.8cm" svg:y1="3.3cm" svg:x2="4.8cm" svg:y2="4.3cm">
          <text:p/>
        </draw:line>
        <draw:line draw:style-name="gr2" draw:text-style-name="P1" draw:layer="layout" svg:x1="7.3cm" svg:y1="3.3cm" svg:x2="7.3cm" svg:y2="4.3cm">
          <text:p/>
        </draw:line>
        <draw:line draw:style-name="gr2" draw:text-style-name="P1" draw:layer="layout" svg:x1="2.3cm" svg:y1="3.3cm" svg:x2="2.3cm" svg:y2="4.3cm">
          <text:p/>
        </draw:line>
        <draw:custom-shape draw:style-name="gr3" draw:text-style-name="P1" draw:layer="layout" svg:width="0.75cm" svg:height="2.5cm" draw:transform="rotate (-1.5707963267949) translate (7.0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5cm" svg:y1="45.7cm" svg:x2="15.5cm" svg:y2="45.7cm">
          <text:p/>
        </draw:line>
        <draw:line draw:style-name="gr2" draw:text-style-name="P1" draw:layer="layout" svg:x1="8.5cm" svg:y1="45.45cm" svg:x2="8.5cm" svg:y2="45.95cm">
          <text:p/>
        </draw:line>
        <draw:line draw:style-name="gr2" draw:text-style-name="P1" draw:layer="layout" svg:x1="8cm" svg:y1="45.45cm" svg:x2="8cm" svg:y2="45.95cm">
          <text:p/>
        </draw:line>
        <draw:line draw:style-name="gr2" draw:text-style-name="P1" draw:layer="layout" svg:x1="9cm" svg:y1="45.45cm" svg:x2="9cm" svg:y2="45.95cm">
          <text:p/>
        </draw:line>
        <draw:line draw:style-name="gr2" draw:text-style-name="P1" draw:layer="layout" svg:x1="9.5cm" svg:y1="45.45cm" svg:x2="9.5cm" svg:y2="45.95cm">
          <text:p/>
        </draw:line>
        <draw:line draw:style-name="gr2" draw:text-style-name="P1" draw:layer="layout" svg:x1="11cm" svg:y1="45.45cm" svg:x2="11cm" svg:y2="45.95cm">
          <text:p/>
        </draw:line>
        <draw:line draw:style-name="gr2" draw:text-style-name="P1" draw:layer="layout" svg:x1="10.5cm" svg:y1="45.45cm" svg:x2="10.5cm" svg:y2="45.95cm">
          <text:p/>
        </draw:line>
        <draw:line draw:style-name="gr2" draw:text-style-name="P1" draw:layer="layout" svg:x1="11.5cm" svg:y1="45.45cm" svg:x2="11.5cm" svg:y2="45.95cm">
          <text:p/>
        </draw:line>
        <draw:line draw:style-name="gr2" draw:text-style-name="P1" draw:layer="layout" svg:x1="12cm" svg:y1="45.45cm" svg:x2="12cm" svg:y2="45.95cm">
          <text:p/>
        </draw:line>
        <draw:line draw:style-name="gr2" draw:text-style-name="P1" draw:layer="layout" svg:x1="13.5cm" svg:y1="45.45cm" svg:x2="13.5cm" svg:y2="45.95cm">
          <text:p/>
        </draw:line>
        <draw:line draw:style-name="gr2" draw:text-style-name="P1" draw:layer="layout" svg:x1="13cm" svg:y1="45.45cm" svg:x2="13cm" svg:y2="45.95cm">
          <text:p/>
        </draw:line>
        <draw:line draw:style-name="gr2" draw:text-style-name="P1" draw:layer="layout" svg:x1="14cm" svg:y1="45.45cm" svg:x2="14cm" svg:y2="45.95cm">
          <text:p/>
        </draw:line>
        <draw:line draw:style-name="gr2" draw:text-style-name="P1" draw:layer="layout" svg:x1="14.5cm" svg:y1="45.45cm" svg:x2="14.5cm" svg:y2="45.95cm">
          <text:p/>
        </draw:line>
        <draw:line draw:style-name="gr2" draw:text-style-name="P1" draw:layer="layout" svg:x1="15cm" svg:y1="44.95cm" svg:x2="15cm" svg:y2="45.95cm">
          <text:p/>
        </draw:line>
        <draw:line draw:style-name="gr2" draw:text-style-name="P1" draw:layer="layout" svg:x1="10cm" svg:y1="44.95cm" svg:x2="10cm" svg:y2="45.95cm">
          <text:p/>
        </draw:line>
        <draw:line draw:style-name="gr2" draw:text-style-name="P1" draw:layer="layout" svg:x1="12.5cm" svg:y1="44.95cm" svg:x2="12.5cm" svg:y2="45.95cm">
          <text:p/>
        </draw:line>
        <draw:line draw:style-name="gr2" draw:text-style-name="P1" draw:layer="layout" svg:x1="7.5cm" svg:y1="44.95cm" svg:x2="7.5cm" svg:y2="45.95cm">
          <text:p/>
        </draw:line>
        <draw:custom-shape draw:style-name="gr4" draw:text-style-name="P1" draw:layer="layout" svg:width="0.75cm" svg:height="2.5cm" draw:transform="rotate (-1.5707963267949) translate (12.2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.25cm" svg:height="0.569cm" draw:transform="rotate (1.5707963267949) translate (2cm 3.3cm)">
          <draw:text-box>
            <text:p><text:span text:style-name="T1">Timestamp 0</text:span></text:p>
          </draw:text-box>
        </draw:frame>
        <draw:frame draw:style-name="gr5" draw:text-style-name="P2" draw:layer="layout" svg:width="2.25cm" svg:height="0.569cm" draw:transform="rotate (1.5707963267949) translate (2.5cm 3.8cm)">
          <draw:text-box>
            <text:p><text:span text:style-name="T1">Timestamp 1</text:span></text:p>
          </draw:text-box>
        </draw:frame>
        <draw:frame draw:style-name="gr6" draw:text-style-name="P4" draw:layer="layout" svg:width="1.573cm" svg:height="0.569cm" svg:x="2.477cm" svg:y="5.05cm">
          <draw:text-box>
            <text:p text:style-name="P3"><text:span text:style-name="T1">Cycle 0</text:span></text:p>
          </draw:text-box>
        </draw:frame>
        <draw:frame draw:style-name="gr6" draw:text-style-name="P4" draw:layer="layout" svg:width="1.573cm" svg:height="0.569cm" svg:x="4.977cm" svg:y="5.05cm">
          <draw:text-box>
            <text:p text:style-name="P3"><text:span text:style-name="T1">Cycle 1</text:span></text:p>
          </draw:text-box>
        </draw:frame>
        <draw:frame draw:style-name="gr6" draw:text-style-name="P4" draw:layer="layout" svg:width="1.573cm" svg:height="0.569cm" svg:x="7.477cm" svg:y="5.051cm">
          <draw:text-box>
            <text:p text:style-name="P3"><text:span text:style-name="T1">Cycle 2</text:span></text:p>
          </draw:text-box>
        </draw:frame>
        <draw:line draw:style-name="gr1" draw:text-style-name="P1" draw:layer="layout" svg:x1="2.049cm" svg:y1="11.001cm" svg:x2="20.05cm" svg:y2="11cm">
          <text:p/>
        </draw:line>
        <draw:line draw:style-name="gr2" draw:text-style-name="P1" draw:layer="layout" svg:x1="3.3cm" svg:y1="10.751cm" svg:x2="3.3cm" svg:y2="11.251cm">
          <text:p/>
        </draw:line>
        <draw:line draw:style-name="gr2" draw:text-style-name="P1" draw:layer="layout" svg:x1="2.8cm" svg:y1="10.751cm" svg:x2="2.8cm" svg:y2="11.251cm">
          <text:p/>
        </draw:line>
        <draw:line draw:style-name="gr2" draw:text-style-name="P1" draw:layer="layout" svg:x1="3.8cm" svg:y1="10.751cm" svg:x2="3.8cm" svg:y2="11.251cm">
          <text:p/>
        </draw:line>
        <draw:line draw:style-name="gr2" draw:text-style-name="P1" draw:layer="layout" svg:x1="4.3cm" svg:y1="10.751cm" svg:x2="4.3cm" svg:y2="11.251cm">
          <text:p/>
        </draw:line>
        <draw:line draw:style-name="gr2" draw:text-style-name="P1" draw:layer="layout" svg:x1="5.8cm" svg:y1="10.751cm" svg:x2="5.8cm" svg:y2="11.251cm">
          <text:p/>
        </draw:line>
        <draw:line draw:style-name="gr2" draw:text-style-name="P1" draw:layer="layout" svg:x1="5.3cm" svg:y1="10.751cm" svg:x2="5.3cm" svg:y2="11.251cm">
          <text:p/>
        </draw:line>
        <draw:line draw:style-name="gr2" draw:text-style-name="P1" draw:layer="layout" svg:x1="6.3cm" svg:y1="10.751cm" svg:x2="6.3cm" svg:y2="11.251cm">
          <text:p/>
        </draw:line>
        <draw:line draw:style-name="gr2" draw:text-style-name="P1" draw:layer="layout" svg:x1="6.8cm" svg:y1="10.751cm" svg:x2="6.8cm" svg:y2="11.251cm">
          <text:p/>
        </draw:line>
        <draw:line draw:style-name="gr2" draw:text-style-name="P1" draw:layer="layout" svg:x1="8.3cm" svg:y1="10.751cm" svg:x2="8.3cm" svg:y2="11.251cm">
          <text:p/>
        </draw:line>
        <draw:line draw:style-name="gr2" draw:text-style-name="P1" draw:layer="layout" svg:x1="7.8cm" svg:y1="10.751cm" svg:x2="7.8cm" svg:y2="11.251cm">
          <text:p/>
        </draw:line>
        <draw:line draw:style-name="gr2" draw:text-style-name="P1" draw:layer="layout" svg:x1="8.8cm" svg:y1="10.751cm" svg:x2="8.8cm" svg:y2="11.251cm">
          <text:p/>
        </draw:line>
        <draw:line draw:style-name="gr2" draw:text-style-name="P1" draw:layer="layout" svg:x1="9.3cm" svg:y1="10.751cm" svg:x2="9.3cm" svg:y2="11.251cm">
          <text:p/>
        </draw:line>
        <draw:line draw:style-name="gr2" draw:text-style-name="P1" draw:layer="layout" svg:x1="4.8cm" svg:y1="10.251cm" svg:x2="4.8cm" svg:y2="11.251cm">
          <text:p/>
        </draw:line>
        <draw:line draw:style-name="gr2" draw:text-style-name="P1" draw:layer="layout" svg:x1="7.3cm" svg:y1="10.251cm" svg:x2="7.3cm" svg:y2="11.251cm">
          <text:p/>
        </draw:line>
        <draw:line draw:style-name="gr2" draw:text-style-name="P1" draw:layer="layout" svg:x1="2.3cm" svg:y1="10.251cm" svg:x2="2.3cm" svg:y2="11.251cm">
          <text:p/>
        </draw:line>
        <draw:custom-shape draw:style-name="gr4" draw:text-style-name="P1" draw:layer="layout" svg:width="0.75cm" svg:height="2.5cm" draw:transform="rotate (-1.5707963267949) translate (7.0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2cm" svg:height="0.569cm" draw:transform="rotate (1.5707963267949) translate (2.981cm 10.751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3.481cm 10.751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3.981cm 10.751cm)">
          <draw:text-box>
            <text:p><text:span text:style-name="T1">Received 1</text:span></text:p>
          </draw:text-box>
        </draw:frame>
        <draw:frame draw:style-name="gr6" draw:text-style-name="P2" draw:layer="layout" svg:width="2.501cm" svg:height="0.569cm" draw:transform="rotate (1.5707963267949) translate (4.481cm 10.251cm)">
          <draw:text-box>
            <text:p><text:span text:style-name="T1">Received 1</text:span></text:p>
          </draw:text-box>
        </draw:frame>
        <draw:frame draw:style-name="gr6" draw:text-style-name="P4" draw:layer="layout" svg:width="2.5cm" svg:height="0.569cm" svg:x="2.049cm" svg:y="12.001cm">
          <draw:text-box>
            <text:p text:style-name="P3"><text:span text:style-name="T1">Collected 0</text:span></text:p>
          </draw:text-box>
        </draw:frame>
        <draw:frame draw:style-name="gr6" draw:text-style-name="P4" draw:layer="layout" svg:width="2.5cm" svg:height="0.569cm" svg:x="4.549cm" svg:y="12.002cm">
          <draw:text-box>
            <text:p text:style-name="P3"><text:span text:style-name="T1">Collectable 3</text:span></text:p>
          </draw:text-box>
        </draw:frame>
        <draw:frame draw:style-name="gr6" draw:text-style-name="P4" draw:layer="layout" svg:width="2.5cm" svg:height="0.569cm" svg:x="7.049cm" svg:y="12.003cm">
          <draw:text-box>
            <text:p text:style-name="P3"><text:span text:style-name="T1">Collectable 8</text:span></text:p>
          </draw:text-box>
        </draw:frame>
        <draw:frame draw:style-name="gr6" draw:text-style-name="P2" draw:layer="layout" svg:width="2cm" svg:height="0.569cm" draw:transform="rotate (1.5707963267949) translate (4.981cm 10.751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5.481cm 10.751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5.981cm 10.751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6.481cm 10.751cm)">
          <draw:text-box>
            <text:p><text:span text:style-name="T1">Received 1</text:span></text:p>
          </draw:text-box>
        </draw:frame>
        <draw:frame draw:style-name="gr6" draw:text-style-name="P2" draw:layer="layout" svg:width="2.501cm" svg:height="0.569cm" draw:transform="rotate (1.5707963267949) translate (6.981cm 10.252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7.481cm 10.752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7.981cm 10.752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8.481cm 10.752cm)">
          <draw:text-box>
            <text:p><text:span text:style-name="T1">Received 1</text:span></text:p>
          </draw:text-box>
        </draw:frame>
        <draw:frame draw:style-name="gr6" draw:text-style-name="P2" draw:layer="layout" svg:width="2cm" svg:height="0.569cm" draw:transform="rotate (1.5707963267949) translate (8.981cm 10.752cm)">
          <draw:text-box>
            <text:p><text:span text:style-name="T1">Received 1</text:span></text:p>
          </draw:text-box>
        </draw:frame>
        <draw:line draw:style-name="gr2" draw:text-style-name="P1" draw:layer="layout" svg:x1="10.8cm" svg:y1="10.752cm" svg:x2="10.8cm" svg:y2="11.252cm">
          <text:p/>
        </draw:line>
        <draw:line draw:style-name="gr2" draw:text-style-name="P1" draw:layer="layout" svg:x1="10.3cm" svg:y1="10.752cm" svg:x2="10.3cm" svg:y2="11.252cm">
          <text:p/>
        </draw:line>
        <draw:line draw:style-name="gr2" draw:text-style-name="P1" draw:layer="layout" svg:x1="11.3cm" svg:y1="10.752cm" svg:x2="11.3cm" svg:y2="11.252cm">
          <text:p/>
        </draw:line>
        <draw:line draw:style-name="gr2" draw:text-style-name="P1" draw:layer="layout" svg:x1="11.8cm" svg:y1="10.752cm" svg:x2="11.8cm" svg:y2="11.252cm">
          <text:p/>
        </draw:line>
        <draw:line draw:style-name="gr2" draw:text-style-name="P1" draw:layer="layout" svg:x1="9.8cm" svg:y1="10.252cm" svg:x2="9.8cm" svg:y2="11.252cm">
          <text:p/>
        </draw:line>
        <draw:custom-shape draw:style-name="gr4" draw:text-style-name="P1" draw:layer="layout" svg:width="0.75cm" svg:height="2.5cm" draw:transform="rotate (-1.5707963267949) translate (12.05cm 11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9.549cm" svg:y="12.004cm">
          <draw:text-box>
            <text:p text:style-name="P3"><text:span text:style-name="T1">Collectable 13</text:span></text:p>
          </draw:text-box>
        </draw:frame>
        <draw:frame draw:style-name="gr6" draw:text-style-name="P2" draw:layer="layout" svg:width="2.501cm" svg:height="0.569cm" draw:transform="rotate (1.5707963267949) translate (9.481cm 10.253cm)">
          <draw:text-box>
            <text:p><text:span text:style-name="T1">Received 3</text:span></text:p>
          </draw:text-box>
        </draw:frame>
        <draw:frame draw:style-name="gr6" draw:text-style-name="P2" draw:layer="layout" svg:width="2cm" svg:height="0.569cm" draw:transform="rotate (1.5707963267949) translate (9.981cm 10.753cm)">
          <draw:text-box>
            <text:p><text:span text:style-name="T1">Received 3</text:span></text:p>
          </draw:text-box>
        </draw:frame>
        <draw:frame draw:style-name="gr6" draw:text-style-name="P2" draw:layer="layout" svg:width="2cm" svg:height="0.569cm" draw:transform="rotate (1.5707963267949) translate (10.481cm 10.753cm)">
          <draw:text-box>
            <text:p><text:span text:style-name="T1">Received 2</text:span></text:p>
          </draw:text-box>
        </draw:frame>
        <draw:frame draw:style-name="gr6" draw:text-style-name="P2" draw:layer="layout" svg:width="2cm" svg:height="0.569cm" draw:transform="rotate (1.5707963267949) translate (10.981cm 10.753cm)">
          <draw:text-box>
            <text:p><text:span text:style-name="T1">Received 2</text:span></text:p>
          </draw:text-box>
        </draw:frame>
        <draw:line draw:style-name="gr2" draw:text-style-name="P1" draw:layer="layout" svg:x1="13.3cm" svg:y1="10.753cm" svg:x2="13.3cm" svg:y2="11.253cm">
          <text:p/>
        </draw:line>
        <draw:line draw:style-name="gr2" draw:text-style-name="P1" draw:layer="layout" svg:x1="12.8cm" svg:y1="10.753cm" svg:x2="12.8cm" svg:y2="11.253cm">
          <text:p/>
        </draw:line>
        <draw:line draw:style-name="gr2" draw:text-style-name="P1" draw:layer="layout" svg:x1="13.8cm" svg:y1="10.753cm" svg:x2="13.8cm" svg:y2="11.253cm">
          <text:p/>
        </draw:line>
        <draw:line draw:style-name="gr2" draw:text-style-name="P1" draw:layer="layout" svg:x1="14.3cm" svg:y1="10.753cm" svg:x2="14.3cm" svg:y2="11.253cm">
          <text:p/>
        </draw:line>
        <draw:line draw:style-name="gr2" draw:text-style-name="P1" draw:layer="layout" svg:x1="12.3cm" svg:y1="10.253cm" svg:x2="12.3cm" svg:y2="11.253cm">
          <text:p/>
        </draw:line>
        <draw:custom-shape draw:style-name="gr4" draw:text-style-name="P1" draw:layer="layout" svg:width="0.75cm" svg:height="2.5cm" draw:transform="rotate (-1.5707963267949) translate (14.55cm 11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12.049cm" svg:y="12.005cm">
          <draw:text-box>
            <text:p text:style-name="P3"><text:span text:style-name="T1">Collectable 23</text:span></text:p>
          </draw:text-box>
        </draw:frame>
        <draw:line draw:style-name="gr2" draw:text-style-name="P1" draw:layer="layout" svg:x1="15.801cm" svg:y1="10.753cm" svg:x2="15.801cm" svg:y2="11.253cm">
          <text:p/>
        </draw:line>
        <draw:line draw:style-name="gr2" draw:text-style-name="P1" draw:layer="layout" svg:x1="15.301cm" svg:y1="10.753cm" svg:x2="15.301cm" svg:y2="11.253cm">
          <text:p/>
        </draw:line>
        <draw:line draw:style-name="gr2" draw:text-style-name="P1" draw:layer="layout" svg:x1="16.301cm" svg:y1="10.753cm" svg:x2="16.301cm" svg:y2="11.253cm">
          <text:p/>
        </draw:line>
        <draw:line draw:style-name="gr2" draw:text-style-name="P1" draw:layer="layout" svg:x1="16.801cm" svg:y1="10.753cm" svg:x2="16.801cm" svg:y2="11.253cm">
          <text:p/>
        </draw:line>
        <draw:line draw:style-name="gr2" draw:text-style-name="P1" draw:layer="layout" svg:x1="14.801cm" svg:y1="10.253cm" svg:x2="14.801cm" svg:y2="11.253cm">
          <text:p/>
        </draw:line>
        <draw:frame draw:style-name="gr6" draw:text-style-name="P4" draw:layer="layout" svg:width="2.5cm" svg:height="0.569cm" svg:x="14.55cm" svg:y="12.005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7.05cm 11.2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75cm" svg:height="7.5cm" draw:transform="rotate (1.5707963267949) translate (3.05cm 8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3.5cm" svg:height="0.887cm" svg:x="5.05cm" svg:y="7.113cm">
          <draw:text-box>
            <text:p text:style-name="P3"><text:span text:style-name="T1">Sender A</text:span></text:p>
            <text:p text:style-name="P3"><text:span text:style-name="T1">sends 1 per second</text:span></text:p>
          </draw:text-box>
        </draw:frame>
        <draw:custom-shape draw:style-name="gr9" draw:text-style-name="P1" draw:layer="layout" svg:width="0.75cm" svg:height="2cm" draw:transform="rotate (1.5707963267949) translate (9.55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3.5cm" svg:height="0.887cm" svg:x="8.55cm" svg:y="6.613cm">
          <draw:text-box>
            <text:p text:style-name="P3"><text:span text:style-name="T1">Sender B</text:span></text:p>
            <text:p text:style-name="P3"><text:span text:style-name="T1">sends 2 per second</text:span></text:p>
          </draw:text-box>
        </draw:frame>
        <draw:line draw:style-name="gr1" draw:text-style-name="P1" draw:layer="layout" svg:x1="2.05cm" svg:y1="14cm" svg:x2="20.05cm" svg:y2="14cm">
          <text:p/>
        </draw:line>
        <draw:line draw:style-name="gr2" draw:text-style-name="P1" draw:layer="layout" svg:x1="3.301cm" svg:y1="13.75cm" svg:x2="3.301cm" svg:y2="14.25cm">
          <text:p/>
        </draw:line>
        <draw:line draw:style-name="gr2" draw:text-style-name="P1" draw:layer="layout" svg:x1="2.801cm" svg:y1="13.75cm" svg:x2="2.801cm" svg:y2="14.25cm">
          <text:p/>
        </draw:line>
        <draw:line draw:style-name="gr2" draw:text-style-name="P1" draw:layer="layout" svg:x1="3.801cm" svg:y1="13.75cm" svg:x2="3.801cm" svg:y2="14.25cm">
          <text:p/>
        </draw:line>
        <draw:line draw:style-name="gr2" draw:text-style-name="P1" draw:layer="layout" svg:x1="4.301cm" svg:y1="13.75cm" svg:x2="4.301cm" svg:y2="14.25cm">
          <text:p/>
        </draw:line>
        <draw:line draw:style-name="gr2" draw:text-style-name="P1" draw:layer="layout" svg:x1="5.801cm" svg:y1="13.75cm" svg:x2="5.801cm" svg:y2="14.25cm">
          <text:p/>
        </draw:line>
        <draw:line draw:style-name="gr2" draw:text-style-name="P1" draw:layer="layout" svg:x1="5.301cm" svg:y1="13.75cm" svg:x2="5.301cm" svg:y2="14.25cm">
          <text:p/>
        </draw:line>
        <draw:line draw:style-name="gr2" draw:text-style-name="P1" draw:layer="layout" svg:x1="6.301cm" svg:y1="13.75cm" svg:x2="6.301cm" svg:y2="14.25cm">
          <text:p/>
        </draw:line>
        <draw:line draw:style-name="gr2" draw:text-style-name="P1" draw:layer="layout" svg:x1="6.801cm" svg:y1="13.75cm" svg:x2="6.801cm" svg:y2="14.25cm">
          <text:p/>
        </draw:line>
        <draw:line draw:style-name="gr2" draw:text-style-name="P1" draw:layer="layout" svg:x1="8.301cm" svg:y1="13.75cm" svg:x2="8.301cm" svg:y2="14.25cm">
          <text:p/>
        </draw:line>
        <draw:line draw:style-name="gr2" draw:text-style-name="P1" draw:layer="layout" svg:x1="7.801cm" svg:y1="13.75cm" svg:x2="7.801cm" svg:y2="14.25cm">
          <text:p/>
        </draw:line>
        <draw:line draw:style-name="gr2" draw:text-style-name="P1" draw:layer="layout" svg:x1="8.801cm" svg:y1="13.75cm" svg:x2="8.801cm" svg:y2="14.25cm">
          <text:p/>
        </draw:line>
        <draw:line draw:style-name="gr2" draw:text-style-name="P1" draw:layer="layout" svg:x1="9.301cm" svg:y1="13.75cm" svg:x2="9.301cm" svg:y2="14.25cm">
          <text:p/>
        </draw:line>
        <draw:line draw:style-name="gr2" draw:text-style-name="P1" draw:layer="layout" svg:x1="4.801cm" svg:y1="13.25cm" svg:x2="4.801cm" svg:y2="14.25cm">
          <text:p/>
        </draw:line>
        <draw:line draw:style-name="gr2" draw:text-style-name="P1" draw:layer="layout" svg:x1="7.301cm" svg:y1="13.25cm" svg:x2="7.301cm" svg:y2="14.25cm">
          <text:p/>
        </draw:line>
        <draw:line draw:style-name="gr2" draw:text-style-name="P1" draw:layer="layout" svg:x1="2.301cm" svg:y1="13.25cm" svg:x2="2.301cm" svg:y2="14.25cm">
          <text:p/>
        </draw:line>
        <draw:custom-shape draw:style-name="gr4" draw:text-style-name="P1" draw:layer="layout" svg:width="0.75cm" svg:height="2.5cm" draw:transform="rotate (-1.5707963267949) translate (7.0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801cm" svg:y1="13.751cm" svg:x2="10.801cm" svg:y2="14.251cm">
          <text:p/>
        </draw:line>
        <draw:line draw:style-name="gr2" draw:text-style-name="P1" draw:layer="layout" svg:x1="10.301cm" svg:y1="13.751cm" svg:x2="10.301cm" svg:y2="14.251cm">
          <text:p/>
        </draw:line>
        <draw:line draw:style-name="gr2" draw:text-style-name="P1" draw:layer="layout" svg:x1="11.301cm" svg:y1="13.751cm" svg:x2="11.301cm" svg:y2="14.251cm">
          <text:p/>
        </draw:line>
        <draw:line draw:style-name="gr2" draw:text-style-name="P1" draw:layer="layout" svg:x1="11.801cm" svg:y1="13.751cm" svg:x2="11.801cm" svg:y2="14.251cm">
          <text:p/>
        </draw:line>
        <draw:line draw:style-name="gr2" draw:text-style-name="P1" draw:layer="layout" svg:x1="9.801cm" svg:y1="13.251cm" svg:x2="9.801cm" svg:y2="14.251cm">
          <text:p/>
        </draw:line>
        <draw:custom-shape draw:style-name="gr4" draw:text-style-name="P1" draw:layer="layout" svg:width="0.75cm" svg:height="2.5cm" draw:transform="rotate (-1.5707963267949) translate (12.051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01cm" svg:y1="13.752cm" svg:x2="13.301cm" svg:y2="14.252cm">
          <text:p/>
        </draw:line>
        <draw:line draw:style-name="gr2" draw:text-style-name="P1" draw:layer="layout" svg:x1="12.801cm" svg:y1="13.752cm" svg:x2="12.801cm" svg:y2="14.252cm">
          <text:p/>
        </draw:line>
        <draw:line draw:style-name="gr2" draw:text-style-name="P1" draw:layer="layout" svg:x1="13.801cm" svg:y1="13.752cm" svg:x2="13.801cm" svg:y2="14.252cm">
          <text:p/>
        </draw:line>
        <draw:line draw:style-name="gr2" draw:text-style-name="P1" draw:layer="layout" svg:x1="14.301cm" svg:y1="13.752cm" svg:x2="14.301cm" svg:y2="14.252cm">
          <text:p/>
        </draw:line>
        <draw:line draw:style-name="gr2" draw:text-style-name="P1" draw:layer="layout" svg:x1="12.301cm" svg:y1="13.252cm" svg:x2="12.301cm" svg:y2="14.252cm">
          <text:p/>
        </draw:line>
        <draw:custom-shape draw:style-name="gr4" draw:text-style-name="P1" draw:layer="layout" svg:width="0.75cm" svg:height="2.5cm" draw:transform="rotate (-1.5707963267949) translate (14.551cm 14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2cm" svg:y1="13.752cm" svg:x2="15.802cm" svg:y2="14.252cm">
          <text:p/>
        </draw:line>
        <draw:line draw:style-name="gr2" draw:text-style-name="P1" draw:layer="layout" svg:x1="15.302cm" svg:y1="13.752cm" svg:x2="15.302cm" svg:y2="14.252cm">
          <text:p/>
        </draw:line>
        <draw:line draw:style-name="gr2" draw:text-style-name="P1" draw:layer="layout" svg:x1="16.302cm" svg:y1="13.752cm" svg:x2="16.302cm" svg:y2="14.252cm">
          <text:p/>
        </draw:line>
        <draw:line draw:style-name="gr2" draw:text-style-name="P1" draw:layer="layout" svg:x1="16.802cm" svg:y1="13.752cm" svg:x2="16.802cm" svg:y2="14.252cm">
          <text:p/>
        </draw:line>
        <draw:line draw:style-name="gr2" draw:text-style-name="P1" draw:layer="layout" svg:x1="14.802cm" svg:y1="13.252cm" svg:x2="14.802cm" svg:y2="14.252cm">
          <text:p/>
        </draw:line>
        <draw:custom-shape draw:style-name="gr4" draw:text-style-name="P1" draw:layer="layout" svg:width="0.75cm" svg:height="2.5cm" draw:transform="rotate (-1.5707963267949) translate (17.051cm 14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2.05cm" svg:y="15cm">
          <draw:text-box>
            <text:p text:style-name="P3"><text:span text:style-name="T1">Collectable 0</text:span></text:p>
          </draw:text-box>
        </draw:frame>
        <draw:frame draw:style-name="gr6" draw:text-style-name="P4" draw:layer="layout" svg:width="2.5cm" svg:height="0.569cm" svg:x="4.55cm" svg:y="15.001cm">
          <draw:text-box>
            <text:p text:style-name="P3"><text:span text:style-name="T1">Collectable 3</text:span></text:p>
          </draw:text-box>
        </draw:frame>
        <draw:frame draw:style-name="gr6" draw:text-style-name="P4" draw:layer="layout" svg:width="2.5cm" svg:height="0.569cm" svg:x="7.05cm" svg:y="15.002cm">
          <draw:text-box>
            <text:p text:style-name="P3"><text:span text:style-name="T1">Collectable 8</text:span></text:p>
          </draw:text-box>
        </draw:frame>
        <draw:frame draw:style-name="gr6" draw:text-style-name="P4" draw:layer="layout" svg:width="2.5cm" svg:height="0.569cm" svg:x="9.55cm" svg:y="15.003cm">
          <draw:text-box>
            <text:p text:style-name="P3"><text:span text:style-name="T1">Collectable 13</text:span></text:p>
          </draw:text-box>
        </draw:frame>
        <draw:frame draw:style-name="gr6" draw:text-style-name="P4" draw:layer="layout" svg:width="2.5cm" svg:height="0.569cm" svg:x="12.05cm" svg:y="15.004cm">
          <draw:text-box>
            <text:p text:style-name="P3"><text:span text:style-name="T1">Collectable 23</text:span></text:p>
          </draw:text-box>
        </draw:frame>
        <draw:frame draw:style-name="gr6" draw:text-style-name="P4" draw:layer="layout" svg:width="2.5cm" svg:height="0.569cm" svg:x="14.551cm" svg:y="15.004cm">
          <draw:text-box>
            <text:p text:style-name="P3"><text:span text:style-name="T1">Collectable 23</text:span></text:p>
          </draw:text-box>
        </draw:frame>
        <draw:frame draw:style-name="gr6" draw:text-style-name="P4" draw:layer="layout" svg:width="2.5cm" svg:height="0.569cm" svg:x="2.049cm" svg:y="15.604cm">
          <draw:text-box>
            <text:p text:style-name="P3"><text:span text:style-name="T1">Added 0</text:span></text:p>
          </draw:text-box>
        </draw:frame>
        <draw:frame draw:style-name="gr6" draw:text-style-name="P4" draw:layer="layout" svg:width="2.5cm" svg:height="0.569cm" svg:x="4.549cm" svg:y="15.605cm">
          <draw:text-box>
            <text:p text:style-name="P3"><text:span text:style-name="T1">Added 3</text:span></text:p>
          </draw:text-box>
        </draw:frame>
        <draw:frame draw:style-name="gr6" draw:text-style-name="P4" draw:layer="layout" svg:width="2.5cm" svg:height="0.569cm" svg:x="7.049cm" svg:y="15.606cm">
          <draw:text-box>
            <text:p text:style-name="P3"><text:span text:style-name="T1">Added 5</text:span></text:p>
          </draw:text-box>
        </draw:frame>
        <draw:frame draw:style-name="gr6" draw:text-style-name="P4" draw:layer="layout" svg:width="2.5cm" svg:height="0.569cm" svg:x="9.549cm" svg:y="15.607cm">
          <draw:text-box>
            <text:p text:style-name="P3"><text:span text:style-name="T1">Added 5</text:span></text:p>
          </draw:text-box>
        </draw:frame>
        <draw:frame draw:style-name="gr6" draw:text-style-name="P4" draw:layer="layout" svg:width="2.5cm" svg:height="0.569cm" svg:x="12.049cm" svg:y="15.608cm">
          <draw:text-box>
            <text:p text:style-name="P3"><text:span text:style-name="T1">Added 10</text:span></text:p>
          </draw:text-box>
        </draw:frame>
        <draw:frame draw:style-name="gr6" draw:text-style-name="P4" draw:layer="layout" svg:width="2.5cm" svg:height="0.569cm" svg:x="14.55cm" svg:y="15.608cm">
          <draw:text-box>
            <text:p text:style-name="P3"><text:span text:style-name="T1">Added 0</text:span></text:p>
          </draw:text-box>
        </draw:frame>
        <draw:frame draw:style-name="gr6" draw:text-style-name="P4" draw:layer="layout" svg:width="2.5cm" svg:height="0.569cm" svg:x="2.049cm" svg:y="16.177cm">
          <draw:text-box>
            <text:p text:style-name="P3"><text:span text:style-name="T1">Delta 0</text:span></text:p>
          </draw:text-box>
        </draw:frame>
        <draw:frame draw:style-name="gr6" draw:text-style-name="P4" draw:layer="layout" svg:width="2.5cm" svg:height="0.569cm" svg:x="4.549cm" svg:y="16.178cm">
          <draw:text-box>
            <text:p text:style-name="P3"><text:span text:style-name="T1">Delta 3</text:span></text:p>
          </draw:text-box>
        </draw:frame>
        <draw:frame draw:style-name="gr6" draw:text-style-name="P4" draw:layer="layout" svg:width="2.5cm" svg:height="0.569cm" svg:x="7.049cm" svg:y="16.179cm">
          <draw:text-box>
            <text:p text:style-name="P3"><text:span text:style-name="T1">Delta 2</text:span></text:p>
          </draw:text-box>
        </draw:frame>
        <draw:frame draw:style-name="gr6" draw:text-style-name="P4" draw:layer="layout" svg:width="2.5cm" svg:height="0.569cm" svg:x="9.549cm" svg:y="16.18cm">
          <draw:text-box>
            <text:p text:style-name="P3"><text:span text:style-name="T1">Delta 0</text:span></text:p>
          </draw:text-box>
        </draw:frame>
        <draw:frame draw:style-name="gr6" draw:text-style-name="P4" draw:layer="layout" svg:width="2.5cm" svg:height="0.569cm" svg:x="12.049cm" svg:y="16.181cm">
          <draw:text-box>
            <text:p text:style-name="P3"><text:span text:style-name="T1">Delta 5</text:span></text:p>
          </draw:text-box>
        </draw:frame>
        <draw:frame draw:style-name="gr6" draw:text-style-name="P4" draw:layer="layout" svg:width="2.5cm" svg:height="0.569cm" svg:x="14.55cm" svg:y="16.181cm">
          <draw:text-box>
            <text:p text:style-name="P3"><text:span text:style-name="T1">Delta -10</text:span></text:p>
          </draw:text-box>
        </draw:frame>
        <draw:line draw:style-name="gr2" draw:text-style-name="P1" draw:layer="layout" svg:x1="18.301cm" svg:y1="10.741cm" svg:x2="18.301cm" svg:y2="11.241cm">
          <text:p/>
        </draw:line>
        <draw:line draw:style-name="gr2" draw:text-style-name="P1" draw:layer="layout" svg:x1="17.801cm" svg:y1="10.741cm" svg:x2="17.801cm" svg:y2="11.241cm">
          <text:p/>
        </draw:line>
        <draw:line draw:style-name="gr2" draw:text-style-name="P1" draw:layer="layout" svg:x1="18.801cm" svg:y1="10.741cm" svg:x2="18.801cm" svg:y2="11.241cm">
          <text:p/>
        </draw:line>
        <draw:line draw:style-name="gr2" draw:text-style-name="P1" draw:layer="layout" svg:x1="19.301cm" svg:y1="10.741cm" svg:x2="19.301cm" svg:y2="11.241cm">
          <text:p/>
        </draw:line>
        <draw:line draw:style-name="gr2" draw:text-style-name="P1" draw:layer="layout" svg:x1="17.301cm" svg:y1="10.241cm" svg:x2="17.301cm" svg:y2="11.241cm">
          <text:p/>
        </draw:line>
        <draw:frame draw:style-name="gr6" draw:text-style-name="P4" draw:layer="layout" svg:width="2.5cm" svg:height="0.569cm" svg:x="17.05cm" svg:y="11.993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9.55cm 11.2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3.75cm" svg:x2="18.301cm" svg:y2="14.25cm">
          <text:p/>
        </draw:line>
        <draw:line draw:style-name="gr2" draw:text-style-name="P1" draw:layer="layout" svg:x1="17.801cm" svg:y1="13.75cm" svg:x2="17.801cm" svg:y2="14.25cm">
          <text:p/>
        </draw:line>
        <draw:line draw:style-name="gr2" draw:text-style-name="P1" draw:layer="layout" svg:x1="18.801cm" svg:y1="13.75cm" svg:x2="18.801cm" svg:y2="14.25cm">
          <text:p/>
        </draw:line>
        <draw:line draw:style-name="gr2" draw:text-style-name="P1" draw:layer="layout" svg:x1="19.301cm" svg:y1="13.75cm" svg:x2="19.301cm" svg:y2="14.25cm">
          <text:p/>
        </draw:line>
        <draw:line draw:style-name="gr2" draw:text-style-name="P1" draw:layer="layout" svg:x1="17.301cm" svg:y1="13.25cm" svg:x2="17.301cm" svg:y2="14.25cm">
          <text:p/>
        </draw:line>
        <draw:custom-shape draw:style-name="gr4" draw:text-style-name="P1" draw:layer="layout" svg:width="0.75cm" svg:height="2.5cm" draw:transform="rotate (-1.5707963267949) translate (19.55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17.05cm" svg:y="15.002cm">
          <draw:text-box>
            <text:p text:style-name="P3"><text:span text:style-name="T1">Collectable 23</text:span></text:p>
          </draw:text-box>
        </draw:frame>
        <draw:frame draw:style-name="gr6" draw:text-style-name="P4" draw:layer="layout" svg:width="2.5cm" svg:height="0.569cm" svg:x="17.049cm" svg:y="15.606cm">
          <draw:text-box>
            <text:p text:style-name="P3"><text:span text:style-name="T1">Added 0</text:span></text:p>
          </draw:text-box>
        </draw:frame>
        <draw:frame draw:style-name="gr6" draw:text-style-name="P4" draw:layer="layout" svg:width="2.5cm" svg:height="0.569cm" svg:x="17.049cm" svg:y="16.179cm">
          <draw:text-box>
            <text:p text:style-name="P3"><text:span text:style-name="T1">Delta 0</text:span></text:p>
          </draw:text-box>
        </draw:frame>
        <draw:line draw:style-name="gr1" draw:text-style-name="P1" draw:layer="layout" svg:x1="2.049cm" svg:y1="19.26cm" svg:x2="20.05cm" svg:y2="19.259cm">
          <text:p/>
        </draw:line>
        <draw:line draw:style-name="gr2" draw:text-style-name="P1" draw:layer="layout" svg:x1="3.3cm" svg:y1="19.01cm" svg:x2="3.3cm" svg:y2="19.51cm">
          <text:p/>
        </draw:line>
        <draw:line draw:style-name="gr2" draw:text-style-name="P1" draw:layer="layout" svg:x1="2.8cm" svg:y1="19.01cm" svg:x2="2.8cm" svg:y2="19.51cm">
          <text:p/>
        </draw:line>
        <draw:line draw:style-name="gr2" draw:text-style-name="P1" draw:layer="layout" svg:x1="3.8cm" svg:y1="19.01cm" svg:x2="3.8cm" svg:y2="19.51cm">
          <text:p/>
        </draw:line>
        <draw:line draw:style-name="gr2" draw:text-style-name="P1" draw:layer="layout" svg:x1="4.3cm" svg:y1="19.01cm" svg:x2="4.3cm" svg:y2="19.51cm">
          <text:p/>
        </draw:line>
        <draw:line draw:style-name="gr2" draw:text-style-name="P1" draw:layer="layout" svg:x1="5.8cm" svg:y1="19.01cm" svg:x2="5.8cm" svg:y2="19.51cm">
          <text:p/>
        </draw:line>
        <draw:line draw:style-name="gr2" draw:text-style-name="P1" draw:layer="layout" svg:x1="5.3cm" svg:y1="19.01cm" svg:x2="5.3cm" svg:y2="19.51cm">
          <text:p/>
        </draw:line>
        <draw:line draw:style-name="gr2" draw:text-style-name="P1" draw:layer="layout" svg:x1="6.3cm" svg:y1="19.01cm" svg:x2="6.3cm" svg:y2="19.51cm">
          <text:p/>
        </draw:line>
        <draw:line draw:style-name="gr2" draw:text-style-name="P1" draw:layer="layout" svg:x1="6.8cm" svg:y1="19.01cm" svg:x2="6.8cm" svg:y2="19.51cm">
          <text:p/>
        </draw:line>
        <draw:line draw:style-name="gr2" draw:text-style-name="P1" draw:layer="layout" svg:x1="8.3cm" svg:y1="19.01cm" svg:x2="8.3cm" svg:y2="19.51cm">
          <text:p/>
        </draw:line>
        <draw:line draw:style-name="gr2" draw:text-style-name="P1" draw:layer="layout" svg:x1="7.8cm" svg:y1="19.01cm" svg:x2="7.8cm" svg:y2="19.51cm">
          <text:p/>
        </draw:line>
        <draw:line draw:style-name="gr2" draw:text-style-name="P1" draw:layer="layout" svg:x1="8.8cm" svg:y1="19.01cm" svg:x2="8.8cm" svg:y2="19.51cm">
          <text:p/>
        </draw:line>
        <draw:line draw:style-name="gr2" draw:text-style-name="P1" draw:layer="layout" svg:x1="9.3cm" svg:y1="19.01cm" svg:x2="9.3cm" svg:y2="19.51cm">
          <text:p/>
        </draw:line>
        <draw:line draw:style-name="gr2" draw:text-style-name="P1" draw:layer="layout" svg:x1="4.8cm" svg:y1="18.51cm" svg:x2="4.8cm" svg:y2="19.51cm">
          <text:p/>
        </draw:line>
        <draw:line draw:style-name="gr2" draw:text-style-name="P1" draw:layer="layout" svg:x1="7.3cm" svg:y1="18.51cm" svg:x2="7.3cm" svg:y2="19.51cm">
          <text:p/>
        </draw:line>
        <draw:line draw:style-name="gr2" draw:text-style-name="P1" draw:layer="layout" svg:x1="2.3cm" svg:y1="18.51cm" svg:x2="2.3cm" svg:y2="19.51cm">
          <text:p/>
        </draw:line>
        <draw:custom-shape draw:style-name="gr4" draw:text-style-name="P1" draw:layer="layout" svg:width="0.75cm" svg:height="2.5cm" draw:transform="rotate (-1.5707963267949) translate (7.0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4.549cm" svg:y="20.261cm">
          <draw:text-box>
            <text:p text:style-name="P5"><text:span text:style-name="T1">Delta += 2</text:span></text:p>
          </draw:text-box>
        </draw:frame>
        <draw:frame draw:style-name="gr6" draw:text-style-name="P4" draw:layer="layout" svg:width="2.5cm" svg:height="0.569cm" svg:x="7.049cm" svg:y="20.262cm">
          <draw:text-box>
            <text:p text:style-name="P3"><text:span text:style-name="T1">Delta += 3</text:span></text:p>
          </draw:text-box>
        </draw:frame>
        <draw:line draw:style-name="gr2" draw:text-style-name="P1" draw:layer="layout" svg:x1="10.8cm" svg:y1="19.011cm" svg:x2="10.8cm" svg:y2="19.511cm">
          <text:p/>
        </draw:line>
        <draw:line draw:style-name="gr2" draw:text-style-name="P1" draw:layer="layout" svg:x1="10.3cm" svg:y1="19.011cm" svg:x2="10.3cm" svg:y2="19.511cm">
          <text:p/>
        </draw:line>
        <draw:line draw:style-name="gr2" draw:text-style-name="P1" draw:layer="layout" svg:x1="11.3cm" svg:y1="19.011cm" svg:x2="11.3cm" svg:y2="19.511cm">
          <text:p/>
        </draw:line>
        <draw:line draw:style-name="gr2" draw:text-style-name="P1" draw:layer="layout" svg:x1="11.8cm" svg:y1="19.011cm" svg:x2="11.8cm" svg:y2="19.511cm">
          <text:p/>
        </draw:line>
        <draw:line draw:style-name="gr2" draw:text-style-name="P1" draw:layer="layout" svg:x1="9.8cm" svg:y1="18.511cm" svg:x2="9.8cm" svg:y2="19.511cm">
          <text:p/>
        </draw:line>
        <draw:custom-shape draw:style-name="gr4" draw:text-style-name="P1" draw:layer="layout" svg:width="0.75cm" svg:height="2.5cm" draw:transform="rotate (-1.5707963267949) translate (12.05cm 19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19.012cm" svg:x2="13.3cm" svg:y2="19.512cm">
          <text:p/>
        </draw:line>
        <draw:line draw:style-name="gr2" draw:text-style-name="P1" draw:layer="layout" svg:x1="12.8cm" svg:y1="19.012cm" svg:x2="12.8cm" svg:y2="19.512cm">
          <text:p/>
        </draw:line>
        <draw:line draw:style-name="gr2" draw:text-style-name="P1" draw:layer="layout" svg:x1="13.8cm" svg:y1="19.012cm" svg:x2="13.8cm" svg:y2="19.512cm">
          <text:p/>
        </draw:line>
        <draw:line draw:style-name="gr2" draw:text-style-name="P1" draw:layer="layout" svg:x1="14.3cm" svg:y1="19.012cm" svg:x2="14.3cm" svg:y2="19.512cm">
          <text:p/>
        </draw:line>
        <draw:line draw:style-name="gr2" draw:text-style-name="P1" draw:layer="layout" svg:x1="12.3cm" svg:y1="18.512cm" svg:x2="12.3cm" svg:y2="19.512cm">
          <text:p/>
        </draw:line>
        <draw:custom-shape draw:style-name="gr4" draw:text-style-name="P1" draw:layer="layout" svg:width="0.75cm" svg:height="2.5cm" draw:transform="rotate (-1.5707963267949) translate (14.55cm 19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19.012cm" svg:x2="15.801cm" svg:y2="19.512cm">
          <text:p/>
        </draw:line>
        <draw:line draw:style-name="gr2" draw:text-style-name="P1" draw:layer="layout" svg:x1="15.301cm" svg:y1="19.012cm" svg:x2="15.301cm" svg:y2="19.512cm">
          <text:p/>
        </draw:line>
        <draw:line draw:style-name="gr2" draw:text-style-name="P1" draw:layer="layout" svg:x1="16.301cm" svg:y1="19.012cm" svg:x2="16.301cm" svg:y2="19.512cm">
          <text:p/>
        </draw:line>
        <draw:line draw:style-name="gr2" draw:text-style-name="P1" draw:layer="layout" svg:x1="16.801cm" svg:y1="19.012cm" svg:x2="16.801cm" svg:y2="19.512cm">
          <text:p/>
        </draw:line>
        <draw:line draw:style-name="gr2" draw:text-style-name="P1" draw:layer="layout" svg:x1="14.801cm" svg:y1="18.512cm" svg:x2="14.801cm" svg:y2="19.512cm">
          <text:p/>
        </draw:line>
        <draw:frame draw:style-name="gr6" draw:text-style-name="P4" draw:layer="layout" svg:width="2.5cm" svg:height="0.569cm" svg:x="14.55cm" svg:y="20.264cm">
          <draw:text-box>
            <text:p text:style-name="P5"><text:span text:style-name="T1">Delta -= 4</text:span></text:p>
          </draw:text-box>
        </draw:frame>
        <draw:custom-shape draw:style-name="gr4" draw:text-style-name="P1" draw:layer="layout" svg:width="0.75cm" svg:height="2.5cm" draw:transform="rotate (-1.5707963267949) translate (17.05cm 19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9cm" svg:x2="18.301cm" svg:y2="19.5cm">
          <text:p/>
        </draw:line>
        <draw:line draw:style-name="gr2" draw:text-style-name="P1" draw:layer="layout" svg:x1="17.801cm" svg:y1="19cm" svg:x2="17.801cm" svg:y2="19.5cm">
          <text:p/>
        </draw:line>
        <draw:line draw:style-name="gr2" draw:text-style-name="P1" draw:layer="layout" svg:x1="18.801cm" svg:y1="19cm" svg:x2="18.801cm" svg:y2="19.5cm">
          <text:p/>
        </draw:line>
        <draw:line draw:style-name="gr2" draw:text-style-name="P1" draw:layer="layout" svg:x1="19.301cm" svg:y1="19cm" svg:x2="19.301cm" svg:y2="19.5cm">
          <text:p/>
        </draw:line>
        <draw:line draw:style-name="gr2" draw:text-style-name="P1" draw:layer="layout" svg:x1="17.301cm" svg:y1="18.5cm" svg:x2="17.301cm" svg:y2="19.5cm">
          <text:p/>
        </draw:line>
        <draw:frame draw:style-name="gr6" draw:text-style-name="P4" draw:layer="layout" svg:width="2.5cm" svg:height="0.569cm" svg:x="17.05cm" svg:y="20.252cm">
          <draw:text-box>
            <text:p text:style-name="P5"><text:span text:style-name="T1">Delta -= 1</text:span></text:p>
          </draw:text-box>
        </draw:frame>
        <draw:custom-shape draw:style-name="gr4" draw:text-style-name="P1" draw:layer="layout" svg:width="0.75cm" svg:height="2.5cm" draw:transform="rotate (-1.5707963267949) translate (19.55cm 19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.8cm" svg:y1="18.25cm" svg:x2="3.801cm" svg:y2="19cm">
          <text:p/>
        </draw:line>
        <draw:frame draw:style-name="gr8" draw:text-style-name="P4" draw:layer="layout" svg:width="2cm" svg:height="0.887cm" svg:x="2.75cm" svg:y="17.3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line draw:style-name="gr1" draw:text-style-name="P1" draw:layer="layout" svg:x1="12.8cm" svg:y1="18.25cm" svg:x2="12.801cm" svg:y2="19cm">
          <text:p/>
        </draw:line>
        <draw:frame draw:style-name="gr8" draw:text-style-name="P4" draw:layer="layout" svg:width="2cm" svg:height="0.887cm" svg:x="11.8cm" svg:y="17.363cm">
          <draw:text-box>
            <text:p text:style-name="P3"><text:span text:style-name="T1">Funding runs out</text:span></text:p>
          </draw:text-box>
        </draw:frame>
        <draw:line draw:style-name="gr1" draw:text-style-name="P1" draw:layer="layout" svg:x1="2.049cm" svg:y1="23.26cm" svg:x2="20.05cm" svg:y2="23.259cm">
          <text:p/>
        </draw:line>
        <draw:line draw:style-name="gr2" draw:text-style-name="P1" draw:layer="layout" svg:x1="3.3cm" svg:y1="23.01cm" svg:x2="3.3cm" svg:y2="23.51cm">
          <text:p/>
        </draw:line>
        <draw:line draw:style-name="gr2" draw:text-style-name="P1" draw:layer="layout" svg:x1="2.8cm" svg:y1="23.01cm" svg:x2="2.8cm" svg:y2="23.51cm">
          <text:p/>
        </draw:line>
        <draw:line draw:style-name="gr2" draw:text-style-name="P1" draw:layer="layout" svg:x1="3.8cm" svg:y1="23.01cm" svg:x2="3.8cm" svg:y2="23.51cm">
          <text:p/>
        </draw:line>
        <draw:line draw:style-name="gr2" draw:text-style-name="P1" draw:layer="layout" svg:x1="4.3cm" svg:y1="23.01cm" svg:x2="4.3cm" svg:y2="23.51cm">
          <text:p/>
        </draw:line>
        <draw:line draw:style-name="gr2" draw:text-style-name="P1" draw:layer="layout" svg:x1="5.8cm" svg:y1="23.01cm" svg:x2="5.8cm" svg:y2="23.51cm">
          <text:p/>
        </draw:line>
        <draw:line draw:style-name="gr2" draw:text-style-name="P1" draw:layer="layout" svg:x1="5.3cm" svg:y1="23.01cm" svg:x2="5.3cm" svg:y2="23.51cm">
          <text:p/>
        </draw:line>
        <draw:line draw:style-name="gr2" draw:text-style-name="P1" draw:layer="layout" svg:x1="6.3cm" svg:y1="23.01cm" svg:x2="6.3cm" svg:y2="23.51cm">
          <text:p/>
        </draw:line>
        <draw:line draw:style-name="gr2" draw:text-style-name="P1" draw:layer="layout" svg:x1="6.8cm" svg:y1="23.01cm" svg:x2="6.8cm" svg:y2="23.51cm">
          <text:p/>
        </draw:line>
        <draw:line draw:style-name="gr2" draw:text-style-name="P1" draw:layer="layout" svg:x1="8.3cm" svg:y1="23.01cm" svg:x2="8.3cm" svg:y2="23.51cm">
          <text:p/>
        </draw:line>
        <draw:line draw:style-name="gr2" draw:text-style-name="P1" draw:layer="layout" svg:x1="7.8cm" svg:y1="23.01cm" svg:x2="7.8cm" svg:y2="23.51cm">
          <text:p/>
        </draw:line>
        <draw:line draw:style-name="gr2" draw:text-style-name="P1" draw:layer="layout" svg:x1="8.8cm" svg:y1="23.01cm" svg:x2="8.8cm" svg:y2="23.51cm">
          <text:p/>
        </draw:line>
        <draw:line draw:style-name="gr2" draw:text-style-name="P1" draw:layer="layout" svg:x1="9.3cm" svg:y1="23.01cm" svg:x2="9.3cm" svg:y2="23.51cm">
          <text:p/>
        </draw:line>
        <draw:line draw:style-name="gr2" draw:text-style-name="P1" draw:layer="layout" svg:x1="4.8cm" svg:y1="22.51cm" svg:x2="4.8cm" svg:y2="23.51cm">
          <text:p/>
        </draw:line>
        <draw:line draw:style-name="gr2" draw:text-style-name="P1" draw:layer="layout" svg:x1="7.3cm" svg:y1="22.51cm" svg:x2="7.3cm" svg:y2="23.51cm">
          <text:p/>
        </draw:line>
        <draw:line draw:style-name="gr2" draw:text-style-name="P1" draw:layer="layout" svg:x1="2.3cm" svg:y1="22.51cm" svg:x2="2.3cm" svg:y2="23.51cm">
          <text:p/>
        </draw:line>
        <draw:custom-shape draw:style-name="gr4" draw:text-style-name="P1" draw:layer="layout" svg:width="0.75cm" svg:height="2.5cm" draw:transform="rotate (-1.5707963267949) translate (7.0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12.05cm" svg:y="24.25cm">
          <draw:text-box>
            <text:p text:style-name="P5"><text:span text:style-name="T1">Delta -= 2</text:span></text:p>
          </draw:text-box>
        </draw:frame>
        <draw:frame draw:style-name="gr6" draw:text-style-name="P4" draw:layer="layout" svg:width="2.5cm" svg:height="0.569cm" svg:x="9.55cm" svg:y="24.25cm">
          <draw:text-box>
            <text:p text:style-name="P3"><text:span text:style-name="T1">Delta -= 3</text:span></text:p>
          </draw:text-box>
        </draw:frame>
        <draw:line draw:style-name="gr2" draw:text-style-name="P1" draw:layer="layout" svg:x1="10.8cm" svg:y1="23.011cm" svg:x2="10.8cm" svg:y2="23.511cm">
          <text:p/>
        </draw:line>
        <draw:line draw:style-name="gr2" draw:text-style-name="P1" draw:layer="layout" svg:x1="10.3cm" svg:y1="23.011cm" svg:x2="10.3cm" svg:y2="23.511cm">
          <text:p/>
        </draw:line>
        <draw:line draw:style-name="gr2" draw:text-style-name="P1" draw:layer="layout" svg:x1="11.3cm" svg:y1="23.011cm" svg:x2="11.3cm" svg:y2="23.511cm">
          <text:p/>
        </draw:line>
        <draw:line draw:style-name="gr2" draw:text-style-name="P1" draw:layer="layout" svg:x1="11.8cm" svg:y1="23.011cm" svg:x2="11.8cm" svg:y2="23.511cm">
          <text:p/>
        </draw:line>
        <draw:line draw:style-name="gr2" draw:text-style-name="P1" draw:layer="layout" svg:x1="9.8cm" svg:y1="22.511cm" svg:x2="9.8cm" svg:y2="23.511cm">
          <text:p/>
        </draw:line>
        <draw:custom-shape draw:style-name="gr4" draw:text-style-name="P1" draw:layer="layout" svg:width="0.75cm" svg:height="2.5cm" draw:transform="rotate (-1.5707963267949) translate (12.05cm 23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23.012cm" svg:x2="13.3cm" svg:y2="23.512cm">
          <text:p/>
        </draw:line>
        <draw:line draw:style-name="gr2" draw:text-style-name="P1" draw:layer="layout" svg:x1="12.8cm" svg:y1="23.012cm" svg:x2="12.8cm" svg:y2="23.512cm">
          <text:p/>
        </draw:line>
        <draw:line draw:style-name="gr2" draw:text-style-name="P1" draw:layer="layout" svg:x1="13.8cm" svg:y1="23.012cm" svg:x2="13.8cm" svg:y2="23.512cm">
          <text:p/>
        </draw:line>
        <draw:line draw:style-name="gr2" draw:text-style-name="P1" draw:layer="layout" svg:x1="14.3cm" svg:y1="23.012cm" svg:x2="14.3cm" svg:y2="23.512cm">
          <text:p/>
        </draw:line>
        <draw:line draw:style-name="gr2" draw:text-style-name="P1" draw:layer="layout" svg:x1="12.3cm" svg:y1="22.512cm" svg:x2="12.3cm" svg:y2="23.512cm">
          <text:p/>
        </draw:line>
        <draw:custom-shape draw:style-name="gr4" draw:text-style-name="P1" draw:layer="layout" svg:width="0.75cm" svg:height="2.5cm" draw:transform="rotate (-1.5707963267949) translate (14.55cm 23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23.012cm" svg:x2="15.801cm" svg:y2="23.512cm">
          <text:p/>
        </draw:line>
        <draw:line draw:style-name="gr2" draw:text-style-name="P1" draw:layer="layout" svg:x1="15.301cm" svg:y1="23.012cm" svg:x2="15.301cm" svg:y2="23.512cm">
          <text:p/>
        </draw:line>
        <draw:line draw:style-name="gr2" draw:text-style-name="P1" draw:layer="layout" svg:x1="16.301cm" svg:y1="23.012cm" svg:x2="16.301cm" svg:y2="23.512cm">
          <text:p/>
        </draw:line>
        <draw:line draw:style-name="gr2" draw:text-style-name="P1" draw:layer="layout" svg:x1="16.801cm" svg:y1="23.012cm" svg:x2="16.801cm" svg:y2="23.512cm">
          <text:p/>
        </draw:line>
        <draw:line draw:style-name="gr2" draw:text-style-name="P1" draw:layer="layout" svg:x1="14.801cm" svg:y1="22.512cm" svg:x2="14.801cm" svg:y2="23.512cm">
          <text:p/>
        </draw:line>
        <draw:frame draw:style-name="gr6" draw:text-style-name="P4" draw:layer="layout" svg:width="2.5cm" svg:height="0.569cm" svg:x="14.55cm" svg:y="24.264cm">
          <draw:text-box>
            <text:p text:style-name="P5"><text:span text:style-name="T1">Delta += 4</text:span></text:p>
          </draw:text-box>
        </draw:frame>
        <draw:custom-shape draw:style-name="gr4" draw:text-style-name="P1" draw:layer="layout" svg:width="0.75cm" svg:height="2.5cm" draw:transform="rotate (-1.5707963267949) translate (17.05cm 23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23cm" svg:x2="18.301cm" svg:y2="23.5cm">
          <text:p/>
        </draw:line>
        <draw:line draw:style-name="gr2" draw:text-style-name="P1" draw:layer="layout" svg:x1="17.801cm" svg:y1="23cm" svg:x2="17.801cm" svg:y2="23.5cm">
          <text:p/>
        </draw:line>
        <draw:line draw:style-name="gr2" draw:text-style-name="P1" draw:layer="layout" svg:x1="18.801cm" svg:y1="23cm" svg:x2="18.801cm" svg:y2="23.5cm">
          <text:p/>
        </draw:line>
        <draw:line draw:style-name="gr2" draw:text-style-name="P1" draw:layer="layout" svg:x1="19.301cm" svg:y1="23cm" svg:x2="19.301cm" svg:y2="23.5cm">
          <text:p/>
        </draw:line>
        <draw:line draw:style-name="gr2" draw:text-style-name="P1" draw:layer="layout" svg:x1="17.301cm" svg:y1="22.5cm" svg:x2="17.301cm" svg:y2="23.5cm">
          <text:p/>
        </draw:line>
        <draw:frame draw:style-name="gr6" draw:text-style-name="P4" draw:layer="layout" svg:width="2.5cm" svg:height="0.569cm" svg:x="17.062cm" svg:y="24.264cm">
          <draw:text-box>
            <text:p text:style-name="P5"><text:span text:style-name="T1">Delta += 1</text:span></text:p>
          </draw:text-box>
        </draw:frame>
        <draw:custom-shape draw:style-name="gr4" draw:text-style-name="P1" draw:layer="layout" svg:width="0.75cm" svg:height="2.5cm" draw:transform="rotate (-1.5707963267949) translate (19.55cm 23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8.3cm" svg:y1="22.25cm" svg:x2="8.301cm" svg:y2="23cm">
          <text:p/>
        </draw:line>
        <draw:frame draw:style-name="gr8" draw:text-style-name="P4" draw:layer="layout" svg:width="2cm" svg:height="0.887cm" svg:x="7.25cm" svg:y="21.3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line draw:style-name="gr1" draw:text-style-name="P1" draw:layer="layout" svg:x1="12.8cm" svg:y1="22.25cm" svg:x2="12.8cm" svg:y2="23cm">
          <text:p/>
        </draw:line>
        <draw:frame draw:style-name="gr8" draw:text-style-name="P4" draw:layer="layout" svg:width="2cm" svg:height="0.887cm" svg:x="11.8cm" svg:y="21.363cm">
          <draw:text-box>
            <text:p text:style-name="P3"><text:span text:style-name="T1">Funding runs out</text:span></text:p>
          </draw:text-box>
        </draw:frame>
        <draw:frame draw:style-name="gr10" draw:text-style-name="P4" draw:layer="layout" svg:width="1.75cm" svg:height="1cm" svg:x="5.75cm" svg:y="44.95cm">
          <draw:text-box>
            <text:p text:style-name="P3"><text:span text:style-name="T1">Proxy deltas</text:span></text:p>
          </draw:text-box>
        </draw:frame>
        <draw:frame draw:style-name="gr6" draw:text-style-name="P4" draw:layer="layout" svg:width="2.5cm" svg:height="0.569cm" svg:x="7.25cm" svg:y="46.7cm">
          <draw:text-box>
            <text:p text:style-name="P3"><text:span text:style-name="T1">Delta 2</text:span></text:p>
          </draw:text-box>
        </draw:frame>
        <draw:frame draw:style-name="gr6" draw:text-style-name="P4" draw:layer="layout" svg:width="2.5cm" svg:height="0.569cm" svg:x="12.25cm" svg:y="46.7cm">
          <draw:text-box>
            <text:p text:style-name="P3"><text:span text:style-name="T1">Delta -2</text:span></text:p>
          </draw:text-box>
        </draw:frame>
        <draw:line draw:style-name="gr1" draw:text-style-name="P1" draw:layer="layout" svg:x1="7.5cm" svg:y1="48.881cm" svg:x2="15.5cm" svg:y2="48.881cm">
          <text:p/>
        </draw:line>
        <draw:line draw:style-name="gr2" draw:text-style-name="P1" draw:layer="layout" svg:x1="8.5cm" svg:y1="48.631cm" svg:x2="8.5cm" svg:y2="49.131cm">
          <text:p/>
        </draw:line>
        <draw:line draw:style-name="gr2" draw:text-style-name="P1" draw:layer="layout" svg:x1="8cm" svg:y1="48.631cm" svg:x2="8cm" svg:y2="49.131cm">
          <text:p/>
        </draw:line>
        <draw:line draw:style-name="gr2" draw:text-style-name="P1" draw:layer="layout" svg:x1="9cm" svg:y1="48.631cm" svg:x2="9cm" svg:y2="49.131cm">
          <text:p/>
        </draw:line>
        <draw:line draw:style-name="gr2" draw:text-style-name="P1" draw:layer="layout" svg:x1="9.5cm" svg:y1="48.631cm" svg:x2="9.5cm" svg:y2="49.131cm">
          <text:p/>
        </draw:line>
        <draw:line draw:style-name="gr2" draw:text-style-name="P1" draw:layer="layout" svg:x1="11cm" svg:y1="48.631cm" svg:x2="11cm" svg:y2="49.131cm">
          <text:p/>
        </draw:line>
        <draw:line draw:style-name="gr2" draw:text-style-name="P1" draw:layer="layout" svg:x1="10.5cm" svg:y1="48.631cm" svg:x2="10.5cm" svg:y2="49.131cm">
          <text:p/>
        </draw:line>
        <draw:line draw:style-name="gr2" draw:text-style-name="P1" draw:layer="layout" svg:x1="11.5cm" svg:y1="48.631cm" svg:x2="11.5cm" svg:y2="49.131cm">
          <text:p/>
        </draw:line>
        <draw:line draw:style-name="gr2" draw:text-style-name="P1" draw:layer="layout" svg:x1="12cm" svg:y1="48.631cm" svg:x2="12cm" svg:y2="49.131cm">
          <text:p/>
        </draw:line>
        <draw:line draw:style-name="gr2" draw:text-style-name="P1" draw:layer="layout" svg:x1="13.5cm" svg:y1="48.631cm" svg:x2="13.5cm" svg:y2="49.131cm">
          <text:p/>
        </draw:line>
        <draw:line draw:style-name="gr2" draw:text-style-name="P1" draw:layer="layout" svg:x1="13cm" svg:y1="48.631cm" svg:x2="13cm" svg:y2="49.131cm">
          <text:p/>
        </draw:line>
        <draw:line draw:style-name="gr2" draw:text-style-name="P1" draw:layer="layout" svg:x1="14cm" svg:y1="48.631cm" svg:x2="14cm" svg:y2="49.131cm">
          <text:p/>
        </draw:line>
        <draw:line draw:style-name="gr2" draw:text-style-name="P1" draw:layer="layout" svg:x1="14.5cm" svg:y1="48.631cm" svg:x2="14.5cm" svg:y2="49.131cm">
          <text:p/>
        </draw:line>
        <draw:line draw:style-name="gr2" draw:text-style-name="P1" draw:layer="layout" svg:x1="15cm" svg:y1="48.131cm" svg:x2="15cm" svg:y2="49.131cm">
          <text:p/>
        </draw:line>
        <draw:line draw:style-name="gr2" draw:text-style-name="P1" draw:layer="layout" svg:x1="10cm" svg:y1="48.131cm" svg:x2="10cm" svg:y2="49.131cm">
          <text:p/>
        </draw:line>
        <draw:line draw:style-name="gr2" draw:text-style-name="P1" draw:layer="layout" svg:x1="12.5cm" svg:y1="48.131cm" svg:x2="12.5cm" svg:y2="49.131cm">
          <text:p/>
        </draw:line>
        <draw:line draw:style-name="gr2" draw:text-style-name="P1" draw:layer="layout" svg:x1="7.5cm" svg:y1="48.131cm" svg:x2="7.5cm" svg:y2="49.131cm">
          <text:p/>
        </draw:line>
        <draw:custom-shape draw:style-name="gr4" draw:text-style-name="P1" draw:layer="layout" svg:width="0.75cm" svg:height="2.5cm" draw:transform="rotate (-1.5707963267949) translate (12.2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.75cm" svg:height="0.887cm" svg:x="5.75cm" svg:y="48.2cm">
          <draw:text-box>
            <text:p text:style-name="P3"><text:span text:style-name="T1">Receiver deltas</text:span></text:p>
          </draw:text-box>
        </draw:frame>
        <draw:frame draw:style-name="gr6" draw:text-style-name="P4" draw:layer="layout" svg:width="2.5cm" svg:height="0.569cm" svg:x="7.25cm" svg:y="49.881cm">
          <draw:text-box>
            <text:p text:style-name="P3"><text:span text:style-name="T1">Delta -= 6</text:span></text:p>
          </draw:text-box>
        </draw:frame>
        <draw:frame draw:style-name="gr6" draw:text-style-name="P4" draw:layer="layout" svg:width="2.5cm" svg:height="0.569cm" svg:x="12.25cm" svg:y="49.881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11cm" svg:y1="47.2cm" svg:x2="11.001cm" svg:y2="47.95cm">
          <text:p/>
        </draw:line>
        <draw:line draw:style-name="gr1" draw:text-style-name="P1" draw:layer="layout" svg:x1="7.5cm" svg:y1="53.787cm" svg:x2="15.5cm" svg:y2="53.787cm">
          <text:p/>
        </draw:line>
        <draw:line draw:style-name="gr2" draw:text-style-name="P1" draw:layer="layout" svg:x1="8.5cm" svg:y1="53.537cm" svg:x2="8.5cm" svg:y2="54.037cm">
          <text:p/>
        </draw:line>
        <draw:line draw:style-name="gr2" draw:text-style-name="P1" draw:layer="layout" svg:x1="8cm" svg:y1="53.537cm" svg:x2="8cm" svg:y2="54.037cm">
          <text:p/>
        </draw:line>
        <draw:line draw:style-name="gr2" draw:text-style-name="P1" draw:layer="layout" svg:x1="9cm" svg:y1="53.537cm" svg:x2="9cm" svg:y2="54.037cm">
          <text:p/>
        </draw:line>
        <draw:line draw:style-name="gr2" draw:text-style-name="P1" draw:layer="layout" svg:x1="9.5cm" svg:y1="53.537cm" svg:x2="9.5cm" svg:y2="54.037cm">
          <text:p/>
        </draw:line>
        <draw:line draw:style-name="gr2" draw:text-style-name="P1" draw:layer="layout" svg:x1="11cm" svg:y1="53.537cm" svg:x2="11cm" svg:y2="54.037cm">
          <text:p/>
        </draw:line>
        <draw:line draw:style-name="gr2" draw:text-style-name="P1" draw:layer="layout" svg:x1="10.5cm" svg:y1="53.537cm" svg:x2="10.5cm" svg:y2="54.037cm">
          <text:p/>
        </draw:line>
        <draw:line draw:style-name="gr2" draw:text-style-name="P1" draw:layer="layout" svg:x1="11.5cm" svg:y1="53.537cm" svg:x2="11.5cm" svg:y2="54.037cm">
          <text:p/>
        </draw:line>
        <draw:line draw:style-name="gr2" draw:text-style-name="P1" draw:layer="layout" svg:x1="12cm" svg:y1="53.537cm" svg:x2="12cm" svg:y2="54.037cm">
          <text:p/>
        </draw:line>
        <draw:line draw:style-name="gr2" draw:text-style-name="P1" draw:layer="layout" svg:x1="13.5cm" svg:y1="53.537cm" svg:x2="13.5cm" svg:y2="54.037cm">
          <text:p/>
        </draw:line>
        <draw:line draw:style-name="gr2" draw:text-style-name="P1" draw:layer="layout" svg:x1="13cm" svg:y1="53.537cm" svg:x2="13cm" svg:y2="54.037cm">
          <text:p/>
        </draw:line>
        <draw:line draw:style-name="gr2" draw:text-style-name="P1" draw:layer="layout" svg:x1="14cm" svg:y1="53.537cm" svg:x2="14cm" svg:y2="54.037cm">
          <text:p/>
        </draw:line>
        <draw:line draw:style-name="gr2" draw:text-style-name="P1" draw:layer="layout" svg:x1="14.5cm" svg:y1="53.537cm" svg:x2="14.5cm" svg:y2="54.037cm">
          <text:p/>
        </draw:line>
        <draw:line draw:style-name="gr2" draw:text-style-name="P1" draw:layer="layout" svg:x1="15cm" svg:y1="53.037cm" svg:x2="15cm" svg:y2="54.037cm">
          <text:p/>
        </draw:line>
        <draw:line draw:style-name="gr2" draw:text-style-name="P1" draw:layer="layout" svg:x1="10cm" svg:y1="53.037cm" svg:x2="10cm" svg:y2="54.037cm">
          <text:p/>
        </draw:line>
        <draw:line draw:style-name="gr2" draw:text-style-name="P1" draw:layer="layout" svg:x1="12.5cm" svg:y1="53.037cm" svg:x2="12.5cm" svg:y2="54.037cm">
          <text:p/>
        </draw:line>
        <draw:line draw:style-name="gr2" draw:text-style-name="P1" draw:layer="layout" svg:x1="7.5cm" svg:y1="53.037cm" svg:x2="7.5cm" svg:y2="54.037cm">
          <text:p/>
        </draw:line>
        <draw:custom-shape draw:style-name="gr4" draw:text-style-name="P1" draw:layer="layout" svg:width="0.75cm" svg:height="2.5cm" draw:transform="rotate (-1.5707963267949) translate (12.2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1.75cm" svg:height="1cm" svg:x="5.75cm" svg:y="53.037cm">
          <draw:text-box>
            <text:p text:style-name="P3"><text:span text:style-name="T1">Proxy deltas</text:span></text:p>
          </draw:text-box>
        </draw:frame>
        <draw:frame draw:style-name="gr6" draw:text-style-name="P4" draw:layer="layout" svg:width="2.5cm" svg:height="0.569cm" svg:x="7.25cm" svg:y="54.787cm">
          <draw:text-box>
            <text:p text:style-name="P3"><text:span text:style-name="T1">Delta 2</text:span></text:p>
          </draw:text-box>
        </draw:frame>
        <draw:line draw:style-name="gr1" draw:text-style-name="P1" draw:layer="layout" svg:x1="7.5cm" svg:y1="57.05cm" svg:x2="15.5cm" svg:y2="57.05cm">
          <text:p/>
        </draw:line>
        <draw:line draw:style-name="gr2" draw:text-style-name="P1" draw:layer="layout" svg:x1="8.5cm" svg:y1="56.8cm" svg:x2="8.5cm" svg:y2="57.3cm">
          <text:p/>
        </draw:line>
        <draw:line draw:style-name="gr2" draw:text-style-name="P1" draw:layer="layout" svg:x1="8cm" svg:y1="56.8cm" svg:x2="8cm" svg:y2="57.3cm">
          <text:p/>
        </draw:line>
        <draw:line draw:style-name="gr2" draw:text-style-name="P1" draw:layer="layout" svg:x1="9cm" svg:y1="56.8cm" svg:x2="9cm" svg:y2="57.3cm">
          <text:p/>
        </draw:line>
        <draw:line draw:style-name="gr2" draw:text-style-name="P1" draw:layer="layout" svg:x1="9.5cm" svg:y1="56.8cm" svg:x2="9.5cm" svg:y2="57.3cm">
          <text:p/>
        </draw:line>
        <draw:line draw:style-name="gr2" draw:text-style-name="P1" draw:layer="layout" svg:x1="11cm" svg:y1="56.8cm" svg:x2="11cm" svg:y2="57.3cm">
          <text:p/>
        </draw:line>
        <draw:line draw:style-name="gr2" draw:text-style-name="P1" draw:layer="layout" svg:x1="10.5cm" svg:y1="56.8cm" svg:x2="10.5cm" svg:y2="57.3cm">
          <text:p/>
        </draw:line>
        <draw:line draw:style-name="gr2" draw:text-style-name="P1" draw:layer="layout" svg:x1="11.5cm" svg:y1="56.8cm" svg:x2="11.5cm" svg:y2="57.3cm">
          <text:p/>
        </draw:line>
        <draw:line draw:style-name="gr2" draw:text-style-name="P1" draw:layer="layout" svg:x1="12cm" svg:y1="56.8cm" svg:x2="12cm" svg:y2="57.3cm">
          <text:p/>
        </draw:line>
        <draw:line draw:style-name="gr2" draw:text-style-name="P1" draw:layer="layout" svg:x1="13.5cm" svg:y1="56.8cm" svg:x2="13.5cm" svg:y2="57.3cm">
          <text:p/>
        </draw:line>
        <draw:line draw:style-name="gr2" draw:text-style-name="P1" draw:layer="layout" svg:x1="13cm" svg:y1="56.8cm" svg:x2="13cm" svg:y2="57.3cm">
          <text:p/>
        </draw:line>
        <draw:line draw:style-name="gr2" draw:text-style-name="P1" draw:layer="layout" svg:x1="14cm" svg:y1="56.8cm" svg:x2="14cm" svg:y2="57.3cm">
          <text:p/>
        </draw:line>
        <draw:line draw:style-name="gr2" draw:text-style-name="P1" draw:layer="layout" svg:x1="14.5cm" svg:y1="56.8cm" svg:x2="14.5cm" svg:y2="57.3cm">
          <text:p/>
        </draw:line>
        <draw:line draw:style-name="gr2" draw:text-style-name="P1" draw:layer="layout" svg:x1="15cm" svg:y1="56.3cm" svg:x2="15cm" svg:y2="57.3cm">
          <text:p/>
        </draw:line>
        <draw:line draw:style-name="gr2" draw:text-style-name="P1" draw:layer="layout" svg:x1="10cm" svg:y1="56.3cm" svg:x2="10cm" svg:y2="57.3cm">
          <text:p/>
        </draw:line>
        <draw:line draw:style-name="gr2" draw:text-style-name="P1" draw:layer="layout" svg:x1="12.5cm" svg:y1="56.3cm" svg:x2="12.5cm" svg:y2="57.3cm">
          <text:p/>
        </draw:line>
        <draw:line draw:style-name="gr2" draw:text-style-name="P1" draw:layer="layout" svg:x1="7.5cm" svg:y1="56.3cm" svg:x2="7.5cm" svg:y2="57.3cm">
          <text:p/>
        </draw:line>
        <draw:custom-shape draw:style-name="gr4" draw:text-style-name="P1" draw:layer="layout" svg:width="0.75cm" svg:height="2.5cm" draw:transform="rotate (-1.5707963267949) translate (12.2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.75cm" svg:height="0.887cm" svg:x="5.75cm" svg:y="56.287cm">
          <draw:text-box>
            <text:p text:style-name="P3"><text:span text:style-name="T1">Receiver deltas</text:span></text:p>
          </draw:text-box>
        </draw:frame>
        <draw:frame draw:style-name="gr11" draw:text-style-name="P6" draw:layer="layout" svg:width="2cm" svg:height="0.617cm" svg:x="7.5cm" svg:y="58.05cm">
          <draw:text-box>
            <text:p text:style-name="P3"><text:span text:style-name="T2">Delta -= ?</text:span></text:p>
          </draw:text-box>
        </draw:frame>
        <draw:line draw:style-name="gr1" draw:text-style-name="P1" draw:layer="layout" svg:x1="11cm" svg:y1="55.287cm" svg:x2="11.001cm" svg:y2="56.037cm">
          <text:p/>
        </draw:line>
        <draw:line draw:style-name="gr1" draw:text-style-name="P1" draw:layer="layout" svg:x1="9cm" svg:y1="52.787cm" svg:x2="9.001cm" svg:y2="53.537cm">
          <text:p/>
        </draw:line>
        <draw:frame draw:style-name="gr8" draw:text-style-name="P4" draw:layer="layout" svg:width="2cm" svg:height="0.887cm" svg:x="8cm" svg:y="51.9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line draw:style-name="gr1" draw:text-style-name="P1" draw:layer="layout" svg:x1="9cm" svg:y1="56.05cm" svg:x2="9.001cm" svg:y2="56.8cm">
          <text:p/>
        </draw:line>
        <draw:frame draw:style-name="gr8" draw:text-style-name="P4" draw:layer="layout" svg:width="2cm" svg:height="0.887cm" svg:x="8cm" svg:y="55.1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frame draw:style-name="gr6" draw:text-style-name="P4" draw:layer="layout" svg:width="2.5cm" svg:height="0.569cm" svg:x="12.25cm" svg:y="54.8cm">
          <draw:text-box>
            <text:p text:style-name="P3"><text:span text:style-name="T1">Delta -2</text:span></text:p>
          </draw:text-box>
        </draw:frame>
        <draw:frame draw:style-name="gr6" draw:text-style-name="P4" draw:layer="layout" svg:width="2.5cm" svg:height="0.569cm" svg:x="12.25cm" svg:y="58.05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7.5cm" svg:y1="35.488cm" svg:x2="15.5cm" svg:y2="35.488cm">
          <text:p/>
        </draw:line>
        <draw:line draw:style-name="gr2" draw:text-style-name="P1" draw:layer="layout" svg:x1="8.5cm" svg:y1="35.238cm" svg:x2="8.5cm" svg:y2="35.738cm">
          <text:p/>
        </draw:line>
        <draw:line draw:style-name="gr2" draw:text-style-name="P1" draw:layer="layout" svg:x1="8cm" svg:y1="35.238cm" svg:x2="8cm" svg:y2="35.738cm">
          <text:p/>
        </draw:line>
        <draw:line draw:style-name="gr2" draw:text-style-name="P1" draw:layer="layout" svg:x1="9cm" svg:y1="35.238cm" svg:x2="9cm" svg:y2="35.738cm">
          <text:p/>
        </draw:line>
        <draw:line draw:style-name="gr2" draw:text-style-name="P1" draw:layer="layout" svg:x1="9.5cm" svg:y1="35.238cm" svg:x2="9.5cm" svg:y2="35.738cm">
          <text:p/>
        </draw:line>
        <draw:line draw:style-name="gr2" draw:text-style-name="P1" draw:layer="layout" svg:x1="11cm" svg:y1="35.238cm" svg:x2="11cm" svg:y2="35.738cm">
          <text:p/>
        </draw:line>
        <draw:line draw:style-name="gr2" draw:text-style-name="P1" draw:layer="layout" svg:x1="10.5cm" svg:y1="35.238cm" svg:x2="10.5cm" svg:y2="35.738cm">
          <text:p/>
        </draw:line>
        <draw:line draw:style-name="gr2" draw:text-style-name="P1" draw:layer="layout" svg:x1="11.5cm" svg:y1="35.238cm" svg:x2="11.5cm" svg:y2="35.738cm">
          <text:p/>
        </draw:line>
        <draw:line draw:style-name="gr2" draw:text-style-name="P1" draw:layer="layout" svg:x1="12cm" svg:y1="35.238cm" svg:x2="12cm" svg:y2="35.738cm">
          <text:p/>
        </draw:line>
        <draw:line draw:style-name="gr2" draw:text-style-name="P1" draw:layer="layout" svg:x1="13.5cm" svg:y1="35.238cm" svg:x2="13.5cm" svg:y2="35.738cm">
          <text:p/>
        </draw:line>
        <draw:line draw:style-name="gr2" draw:text-style-name="P1" draw:layer="layout" svg:x1="13cm" svg:y1="35.238cm" svg:x2="13cm" svg:y2="35.738cm">
          <text:p/>
        </draw:line>
        <draw:line draw:style-name="gr2" draw:text-style-name="P1" draw:layer="layout" svg:x1="14cm" svg:y1="35.238cm" svg:x2="14cm" svg:y2="35.738cm">
          <text:p/>
        </draw:line>
        <draw:line draw:style-name="gr2" draw:text-style-name="P1" draw:layer="layout" svg:x1="14.5cm" svg:y1="35.238cm" svg:x2="14.5cm" svg:y2="35.738cm">
          <text:p/>
        </draw:line>
        <draw:line draw:style-name="gr2" draw:text-style-name="P1" draw:layer="layout" svg:x1="15cm" svg:y1="34.738cm" svg:x2="15cm" svg:y2="35.738cm">
          <text:p/>
        </draw:line>
        <draw:line draw:style-name="gr2" draw:text-style-name="P1" draw:layer="layout" svg:x1="10cm" svg:y1="34.738cm" svg:x2="10cm" svg:y2="35.738cm">
          <text:p/>
        </draw:line>
        <draw:line draw:style-name="gr2" draw:text-style-name="P1" draw:layer="layout" svg:x1="12.5cm" svg:y1="34.738cm" svg:x2="12.5cm" svg:y2="35.738cm">
          <text:p/>
        </draw:line>
        <draw:line draw:style-name="gr2" draw:text-style-name="P1" draw:layer="layout" svg:x1="7.5cm" svg:y1="34.738cm" svg:x2="7.5cm" svg:y2="35.738cm">
          <text:p/>
        </draw:line>
        <draw:custom-shape draw:style-name="gr4" draw:text-style-name="P1" draw:layer="layout" svg:width="0.75cm" svg:height="2.5cm" draw:transform="rotate (-1.5707963267949) translate (12.2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2cm" svg:height="1cm" svg:x="5.5cm" svg:y="34.738cm">
          <draw:text-box>
            <text:p text:style-name="P3"><text:span text:style-name="T1">Proxy deltas</text:span></text:p>
          </draw:text-box>
        </draw:frame>
        <draw:frame draw:style-name="gr6" draw:text-style-name="P4" draw:layer="layout" svg:width="2.5cm" svg:height="0.569cm" svg:x="7.25cm" svg:y="36.488cm">
          <draw:text-box>
            <text:p text:style-name="P3"><text:span text:style-name="T1">Delta +=2</text:span></text:p>
          </draw:text-box>
        </draw:frame>
        <draw:frame draw:style-name="gr6" draw:text-style-name="P4" draw:layer="layout" svg:width="2.5cm" svg:height="0.569cm" svg:x="12.25cm" svg:y="36.488cm">
          <draw:text-box>
            <text:p text:style-name="P3"><text:span text:style-name="T1">Delta -=2</text:span></text:p>
          </draw:text-box>
        </draw:frame>
        <draw:line draw:style-name="gr1" draw:text-style-name="P1" draw:layer="layout" svg:x1="7.5cm" svg:y1="38.669cm" svg:x2="15.5cm" svg:y2="38.669cm">
          <text:p/>
        </draw:line>
        <draw:line draw:style-name="gr2" draw:text-style-name="P1" draw:layer="layout" svg:x1="8.5cm" svg:y1="38.419cm" svg:x2="8.5cm" svg:y2="38.919cm">
          <text:p/>
        </draw:line>
        <draw:line draw:style-name="gr2" draw:text-style-name="P1" draw:layer="layout" svg:x1="8cm" svg:y1="38.419cm" svg:x2="8cm" svg:y2="38.919cm">
          <text:p/>
        </draw:line>
        <draw:line draw:style-name="gr2" draw:text-style-name="P1" draw:layer="layout" svg:x1="9cm" svg:y1="38.419cm" svg:x2="9cm" svg:y2="38.919cm">
          <text:p/>
        </draw:line>
        <draw:line draw:style-name="gr2" draw:text-style-name="P1" draw:layer="layout" svg:x1="9.5cm" svg:y1="38.419cm" svg:x2="9.5cm" svg:y2="38.919cm">
          <text:p/>
        </draw:line>
        <draw:line draw:style-name="gr2" draw:text-style-name="P1" draw:layer="layout" svg:x1="11cm" svg:y1="38.419cm" svg:x2="11cm" svg:y2="38.919cm">
          <text:p/>
        </draw:line>
        <draw:line draw:style-name="gr2" draw:text-style-name="P1" draw:layer="layout" svg:x1="10.5cm" svg:y1="38.419cm" svg:x2="10.5cm" svg:y2="38.919cm">
          <text:p/>
        </draw:line>
        <draw:line draw:style-name="gr2" draw:text-style-name="P1" draw:layer="layout" svg:x1="11.5cm" svg:y1="38.419cm" svg:x2="11.5cm" svg:y2="38.919cm">
          <text:p/>
        </draw:line>
        <draw:line draw:style-name="gr2" draw:text-style-name="P1" draw:layer="layout" svg:x1="12cm" svg:y1="38.419cm" svg:x2="12cm" svg:y2="38.919cm">
          <text:p/>
        </draw:line>
        <draw:line draw:style-name="gr2" draw:text-style-name="P1" draw:layer="layout" svg:x1="13.5cm" svg:y1="38.419cm" svg:x2="13.5cm" svg:y2="38.919cm">
          <text:p/>
        </draw:line>
        <draw:line draw:style-name="gr2" draw:text-style-name="P1" draw:layer="layout" svg:x1="13cm" svg:y1="38.419cm" svg:x2="13cm" svg:y2="38.919cm">
          <text:p/>
        </draw:line>
        <draw:line draw:style-name="gr2" draw:text-style-name="P1" draw:layer="layout" svg:x1="14cm" svg:y1="38.419cm" svg:x2="14cm" svg:y2="38.919cm">
          <text:p/>
        </draw:line>
        <draw:line draw:style-name="gr2" draw:text-style-name="P1" draw:layer="layout" svg:x1="14.5cm" svg:y1="38.419cm" svg:x2="14.5cm" svg:y2="38.919cm">
          <text:p/>
        </draw:line>
        <draw:line draw:style-name="gr2" draw:text-style-name="P1" draw:layer="layout" svg:x1="15cm" svg:y1="37.919cm" svg:x2="15cm" svg:y2="38.919cm">
          <text:p/>
        </draw:line>
        <draw:line draw:style-name="gr2" draw:text-style-name="P1" draw:layer="layout" svg:x1="10cm" svg:y1="37.919cm" svg:x2="10cm" svg:y2="38.919cm">
          <text:p/>
        </draw:line>
        <draw:line draw:style-name="gr2" draw:text-style-name="P1" draw:layer="layout" svg:x1="12.5cm" svg:y1="37.919cm" svg:x2="12.5cm" svg:y2="38.919cm">
          <text:p/>
        </draw:line>
        <draw:line draw:style-name="gr2" draw:text-style-name="P1" draw:layer="layout" svg:x1="7.5cm" svg:y1="37.919cm" svg:x2="7.5cm" svg:y2="38.919cm">
          <text:p/>
        </draw:line>
        <draw:custom-shape draw:style-name="gr4" draw:text-style-name="P1" draw:layer="layout" svg:width="0.75cm" svg:height="2.5cm" draw:transform="rotate (-1.5707963267949) translate (12.2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2cm" svg:height="0.887cm" svg:x="5.5cm" svg:y="37.988cm">
          <draw:text-box>
            <text:p text:style-name="P3"><text:span text:style-name="T1">Receiver A deltas</text:span></text:p>
          </draw:text-box>
        </draw:frame>
        <draw:frame draw:style-name="gr6" draw:text-style-name="P4" draw:layer="layout" svg:width="2.5cm" svg:height="0.569cm" svg:x="7.25cm" svg:y="39.669cm">
          <draw:text-box>
            <text:p text:style-name="P3"><text:span text:style-name="T1">Delta += 6</text:span></text:p>
          </draw:text-box>
        </draw:frame>
        <draw:frame draw:style-name="gr6" draw:text-style-name="P4" draw:layer="layout" svg:width="2.5cm" svg:height="0.569cm" svg:x="12.25cm" svg:y="39.669cm">
          <draw:text-box>
            <text:p text:style-name="P3"><text:span text:style-name="T1">Delta -= 6</text:span></text:p>
          </draw:text-box>
        </draw:frame>
        <draw:line draw:style-name="gr1" draw:text-style-name="P1" draw:layer="layout" svg:x1="11cm" svg:y1="36.988cm" svg:x2="11.001cm" svg:y2="37.738cm">
          <text:p/>
        </draw:line>
        <draw:line draw:style-name="gr1" draw:text-style-name="P1" draw:layer="layout" svg:x1="7.5cm" svg:y1="41.931cm" svg:x2="15.5cm" svg:y2="41.931cm">
          <text:p/>
        </draw:line>
        <draw:line draw:style-name="gr2" draw:text-style-name="P1" draw:layer="layout" svg:x1="8.5cm" svg:y1="41.681cm" svg:x2="8.5cm" svg:y2="42.181cm">
          <text:p/>
        </draw:line>
        <draw:line draw:style-name="gr2" draw:text-style-name="P1" draw:layer="layout" svg:x1="8cm" svg:y1="41.681cm" svg:x2="8cm" svg:y2="42.181cm">
          <text:p/>
        </draw:line>
        <draw:line draw:style-name="gr2" draw:text-style-name="P1" draw:layer="layout" svg:x1="9cm" svg:y1="41.681cm" svg:x2="9cm" svg:y2="42.181cm">
          <text:p/>
        </draw:line>
        <draw:line draw:style-name="gr2" draw:text-style-name="P1" draw:layer="layout" svg:x1="9.5cm" svg:y1="41.681cm" svg:x2="9.5cm" svg:y2="42.181cm">
          <text:p/>
        </draw:line>
        <draw:line draw:style-name="gr2" draw:text-style-name="P1" draw:layer="layout" svg:x1="11cm" svg:y1="41.681cm" svg:x2="11cm" svg:y2="42.181cm">
          <text:p/>
        </draw:line>
        <draw:line draw:style-name="gr2" draw:text-style-name="P1" draw:layer="layout" svg:x1="10.5cm" svg:y1="41.681cm" svg:x2="10.5cm" svg:y2="42.181cm">
          <text:p/>
        </draw:line>
        <draw:line draw:style-name="gr2" draw:text-style-name="P1" draw:layer="layout" svg:x1="11.5cm" svg:y1="41.681cm" svg:x2="11.5cm" svg:y2="42.181cm">
          <text:p/>
        </draw:line>
        <draw:line draw:style-name="gr2" draw:text-style-name="P1" draw:layer="layout" svg:x1="12cm" svg:y1="41.681cm" svg:x2="12cm" svg:y2="42.181cm">
          <text:p/>
        </draw:line>
        <draw:line draw:style-name="gr2" draw:text-style-name="P1" draw:layer="layout" svg:x1="13.5cm" svg:y1="41.681cm" svg:x2="13.5cm" svg:y2="42.181cm">
          <text:p/>
        </draw:line>
        <draw:line draw:style-name="gr2" draw:text-style-name="P1" draw:layer="layout" svg:x1="13cm" svg:y1="41.681cm" svg:x2="13cm" svg:y2="42.181cm">
          <text:p/>
        </draw:line>
        <draw:line draw:style-name="gr2" draw:text-style-name="P1" draw:layer="layout" svg:x1="14cm" svg:y1="41.681cm" svg:x2="14cm" svg:y2="42.181cm">
          <text:p/>
        </draw:line>
        <draw:line draw:style-name="gr2" draw:text-style-name="P1" draw:layer="layout" svg:x1="14.5cm" svg:y1="41.681cm" svg:x2="14.5cm" svg:y2="42.181cm">
          <text:p/>
        </draw:line>
        <draw:line draw:style-name="gr2" draw:text-style-name="P1" draw:layer="layout" svg:x1="15cm" svg:y1="41.181cm" svg:x2="15cm" svg:y2="42.181cm">
          <text:p/>
        </draw:line>
        <draw:line draw:style-name="gr2" draw:text-style-name="P1" draw:layer="layout" svg:x1="10cm" svg:y1="41.181cm" svg:x2="10cm" svg:y2="42.181cm">
          <text:p/>
        </draw:line>
        <draw:line draw:style-name="gr2" draw:text-style-name="P1" draw:layer="layout" svg:x1="12.5cm" svg:y1="41.181cm" svg:x2="12.5cm" svg:y2="42.181cm">
          <text:p/>
        </draw:line>
        <draw:line draw:style-name="gr2" draw:text-style-name="P1" draw:layer="layout" svg:x1="7.5cm" svg:y1="41.181cm" svg:x2="7.5cm" svg:y2="42.181cm">
          <text:p/>
        </draw:line>
        <draw:custom-shape draw:style-name="gr4" draw:text-style-name="P1" draw:layer="layout" svg:width="0.75cm" svg:height="2.5cm" draw:transform="rotate (-1.5707963267949) translate (12.2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2cm" svg:height="0.887cm" svg:x="5.5cm" svg:y="41.25cm">
          <draw:text-box>
            <text:p text:style-name="P3"><text:span text:style-name="T1">Receiver B deltas</text:span></text:p>
          </draw:text-box>
        </draw:frame>
        <draw:frame draw:style-name="gr6" draw:text-style-name="P4" draw:layer="layout" svg:width="2.5cm" svg:height="0.569cm" svg:x="7.25cm" svg:y="42.931cm">
          <draw:text-box>
            <text:p text:style-name="P3"><text:span text:style-name="T1">Delta += 4</text:span></text:p>
          </draw:text-box>
        </draw:frame>
        <draw:frame draw:style-name="gr6" draw:text-style-name="P4" draw:layer="layout" svg:width="2.5cm" svg:height="0.569cm" svg:x="12.25cm" svg:y="42.931cm">
          <draw:text-box>
            <text:p text:style-name="P3"><text:span text:style-name="T1">Delta -= 4</text:span></text:p>
          </draw:text-box>
        </draw:frame>
        <draw:line draw:style-name="gr1" draw:text-style-name="P1" draw:layer="layout" svg:x1="11.001cm" svg:y1="40.25cm" svg:x2="11.002cm" svg:y2="41cm">
          <text:p/>
        </draw:line>
        <draw:line draw:style-name="gr1" draw:text-style-name="P1" draw:layer="layout" svg:x1="2.239cm" svg:y1="27.788cm" svg:x2="20.239cm" svg:y2="27.788cm">
          <text:p/>
        </draw:line>
        <draw:line draw:style-name="gr2" draw:text-style-name="P1" draw:layer="layout" svg:x1="3.49cm" svg:y1="27.538cm" svg:x2="3.49cm" svg:y2="28.038cm">
          <text:p/>
        </draw:line>
        <draw:line draw:style-name="gr2" draw:text-style-name="P1" draw:layer="layout" svg:x1="2.99cm" svg:y1="27.538cm" svg:x2="2.99cm" svg:y2="28.038cm">
          <text:p/>
        </draw:line>
        <draw:line draw:style-name="gr2" draw:text-style-name="P1" draw:layer="layout" svg:x1="3.99cm" svg:y1="27.538cm" svg:x2="3.99cm" svg:y2="28.038cm">
          <text:p/>
        </draw:line>
        <draw:line draw:style-name="gr2" draw:text-style-name="P1" draw:layer="layout" svg:x1="4.49cm" svg:y1="27.538cm" svg:x2="4.49cm" svg:y2="28.038cm">
          <text:p/>
        </draw:line>
        <draw:line draw:style-name="gr2" draw:text-style-name="P1" draw:layer="layout" svg:x1="5.99cm" svg:y1="27.538cm" svg:x2="5.99cm" svg:y2="28.038cm">
          <text:p/>
        </draw:line>
        <draw:line draw:style-name="gr2" draw:text-style-name="P1" draw:layer="layout" svg:x1="5.49cm" svg:y1="27.538cm" svg:x2="5.49cm" svg:y2="28.038cm">
          <text:p/>
        </draw:line>
        <draw:line draw:style-name="gr2" draw:text-style-name="P1" draw:layer="layout" svg:x1="6.49cm" svg:y1="27.538cm" svg:x2="6.49cm" svg:y2="28.038cm">
          <text:p/>
        </draw:line>
        <draw:line draw:style-name="gr2" draw:text-style-name="P1" draw:layer="layout" svg:x1="6.99cm" svg:y1="27.538cm" svg:x2="6.99cm" svg:y2="28.038cm">
          <text:p/>
        </draw:line>
        <draw:line draw:style-name="gr2" draw:text-style-name="P1" draw:layer="layout" svg:x1="8.49cm" svg:y1="27.538cm" svg:x2="8.49cm" svg:y2="28.038cm">
          <text:p/>
        </draw:line>
        <draw:line draw:style-name="gr2" draw:text-style-name="P1" draw:layer="layout" svg:x1="7.99cm" svg:y1="27.538cm" svg:x2="7.99cm" svg:y2="28.038cm">
          <text:p/>
        </draw:line>
        <draw:line draw:style-name="gr2" draw:text-style-name="P1" draw:layer="layout" svg:x1="8.99cm" svg:y1="27.538cm" svg:x2="8.99cm" svg:y2="28.038cm">
          <text:p/>
        </draw:line>
        <draw:line draw:style-name="gr2" draw:text-style-name="P1" draw:layer="layout" svg:x1="9.49cm" svg:y1="27.538cm" svg:x2="9.49cm" svg:y2="28.038cm">
          <text:p/>
        </draw:line>
        <draw:line draw:style-name="gr2" draw:text-style-name="P1" draw:layer="layout" svg:x1="4.99cm" svg:y1="27.038cm" svg:x2="4.99cm" svg:y2="28.038cm">
          <text:p/>
        </draw:line>
        <draw:line draw:style-name="gr2" draw:text-style-name="P1" draw:layer="layout" svg:x1="7.49cm" svg:y1="27.038cm" svg:x2="7.49cm" svg:y2="28.038cm">
          <text:p/>
        </draw:line>
        <draw:line draw:style-name="gr2" draw:text-style-name="P1" draw:layer="layout" svg:x1="2.49cm" svg:y1="27.038cm" svg:x2="2.49cm" svg:y2="28.038cm">
          <text:p/>
        </draw:line>
        <draw:custom-shape draw:style-name="gr4" draw:text-style-name="P1" draw:layer="layout" svg:width="0.75cm" svg:height="2.5cm" draw:transform="rotate (-1.5707963267949) translate (7.2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99cm" svg:y1="27.539cm" svg:x2="10.99cm" svg:y2="28.039cm">
          <text:p/>
        </draw:line>
        <draw:line draw:style-name="gr2" draw:text-style-name="P1" draw:layer="layout" svg:x1="10.49cm" svg:y1="27.539cm" svg:x2="10.49cm" svg:y2="28.039cm">
          <text:p/>
        </draw:line>
        <draw:line draw:style-name="gr2" draw:text-style-name="P1" draw:layer="layout" svg:x1="11.49cm" svg:y1="27.539cm" svg:x2="11.49cm" svg:y2="28.039cm">
          <text:p/>
        </draw:line>
        <draw:line draw:style-name="gr2" draw:text-style-name="P1" draw:layer="layout" svg:x1="11.99cm" svg:y1="27.539cm" svg:x2="11.99cm" svg:y2="28.039cm">
          <text:p/>
        </draw:line>
        <draw:line draw:style-name="gr2" draw:text-style-name="P1" draw:layer="layout" svg:x1="9.99cm" svg:y1="27.039cm" svg:x2="9.99cm" svg:y2="28.039cm">
          <text:p/>
        </draw:line>
        <draw:custom-shape draw:style-name="gr4" draw:text-style-name="P1" draw:layer="layout" svg:width="0.75cm" svg:height="2.5cm" draw:transform="rotate (-1.5707963267949) translate (12.24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49cm" svg:y1="27.54cm" svg:x2="13.49cm" svg:y2="28.04cm">
          <text:p/>
        </draw:line>
        <draw:line draw:style-name="gr2" draw:text-style-name="P1" draw:layer="layout" svg:x1="12.99cm" svg:y1="27.54cm" svg:x2="12.99cm" svg:y2="28.04cm">
          <text:p/>
        </draw:line>
        <draw:line draw:style-name="gr2" draw:text-style-name="P1" draw:layer="layout" svg:x1="13.99cm" svg:y1="27.54cm" svg:x2="13.99cm" svg:y2="28.04cm">
          <text:p/>
        </draw:line>
        <draw:line draw:style-name="gr2" draw:text-style-name="P1" draw:layer="layout" svg:x1="14.49cm" svg:y1="27.54cm" svg:x2="14.49cm" svg:y2="28.04cm">
          <text:p/>
        </draw:line>
        <draw:line draw:style-name="gr2" draw:text-style-name="P1" draw:layer="layout" svg:x1="12.49cm" svg:y1="27.04cm" svg:x2="12.49cm" svg:y2="28.04cm">
          <text:p/>
        </draw:line>
        <draw:custom-shape draw:style-name="gr4" draw:text-style-name="P1" draw:layer="layout" svg:width="0.75cm" svg:height="2.5cm" draw:transform="rotate (-1.5707963267949) translate (14.74cm 28.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991cm" svg:y1="27.54cm" svg:x2="15.991cm" svg:y2="28.04cm">
          <text:p/>
        </draw:line>
        <draw:line draw:style-name="gr2" draw:text-style-name="P1" draw:layer="layout" svg:x1="15.491cm" svg:y1="27.54cm" svg:x2="15.491cm" svg:y2="28.04cm">
          <text:p/>
        </draw:line>
        <draw:line draw:style-name="gr2" draw:text-style-name="P1" draw:layer="layout" svg:x1="16.491cm" svg:y1="27.54cm" svg:x2="16.491cm" svg:y2="28.04cm">
          <text:p/>
        </draw:line>
        <draw:line draw:style-name="gr2" draw:text-style-name="P1" draw:layer="layout" svg:x1="16.991cm" svg:y1="27.54cm" svg:x2="16.991cm" svg:y2="28.04cm">
          <text:p/>
        </draw:line>
        <draw:line draw:style-name="gr2" draw:text-style-name="P1" draw:layer="layout" svg:x1="14.991cm" svg:y1="27.04cm" svg:x2="14.991cm" svg:y2="28.04cm">
          <text:p/>
        </draw:line>
        <draw:custom-shape draw:style-name="gr4" draw:text-style-name="P1" draw:layer="layout" svg:width="0.75cm" svg:height="2.5cm" draw:transform="rotate (-1.5707963267949) translate (17.24cm 28.0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2.238cm" svg:y="28.765cm">
          <draw:text-box>
            <text:p text:style-name="P3"><text:span text:style-name="T1">Delta -5</text:span></text:p>
          </draw:text-box>
        </draw:frame>
        <draw:frame draw:style-name="gr6" draw:text-style-name="P4" draw:layer="layout" svg:width="2.5cm" svg:height="0.569cm" svg:x="4.738cm" svg:y="28.766cm">
          <draw:text-box>
            <text:p text:style-name="P3"><text:span text:style-name="T1">Delta 3</text:span></text:p>
          </draw:text-box>
        </draw:frame>
        <draw:frame draw:style-name="gr6" draw:text-style-name="P4" draw:layer="layout" svg:width="2.5cm" svg:height="0.569cm" svg:x="7.238cm" svg:y="28.767cm">
          <draw:text-box>
            <text:p text:style-name="P3"><text:span text:style-name="T1">Delta -2</text:span></text:p>
          </draw:text-box>
        </draw:frame>
        <draw:frame draw:style-name="gr6" draw:text-style-name="P4" draw:layer="layout" svg:width="2.5cm" svg:height="0.569cm" svg:x="9.738cm" svg:y="28.768cm">
          <draw:text-box>
            <text:p text:style-name="P3"><text:span text:style-name="T1">Delta 0</text:span></text:p>
          </draw:text-box>
        </draw:frame>
        <draw:frame draw:style-name="gr6" draw:text-style-name="P4" draw:layer="layout" svg:width="2.5cm" svg:height="0.569cm" svg:x="12.238cm" svg:y="28.769cm">
          <draw:text-box>
            <text:p text:style-name="P3"><text:span text:style-name="T1">Delta 5</text:span></text:p>
          </draw:text-box>
        </draw:frame>
        <draw:frame draw:style-name="gr6" draw:text-style-name="P4" draw:layer="layout" svg:width="2.5cm" svg:height="0.569cm" svg:x="14.739cm" svg:y="28.769cm">
          <draw:text-box>
            <text:p text:style-name="P3"><text:span text:style-name="T1">Delta -7</text:span></text:p>
          </draw:text-box>
        </draw:frame>
        <draw:line draw:style-name="gr2" draw:text-style-name="P1" draw:layer="layout" svg:x1="18.49cm" svg:y1="27.538cm" svg:x2="18.49cm" svg:y2="28.038cm">
          <text:p/>
        </draw:line>
        <draw:line draw:style-name="gr2" draw:text-style-name="P1" draw:layer="layout" svg:x1="17.99cm" svg:y1="27.538cm" svg:x2="17.99cm" svg:y2="28.038cm">
          <text:p/>
        </draw:line>
        <draw:line draw:style-name="gr2" draw:text-style-name="P1" draw:layer="layout" svg:x1="18.99cm" svg:y1="27.538cm" svg:x2="18.99cm" svg:y2="28.038cm">
          <text:p/>
        </draw:line>
        <draw:line draw:style-name="gr2" draw:text-style-name="P1" draw:layer="layout" svg:x1="19.49cm" svg:y1="27.538cm" svg:x2="19.49cm" svg:y2="28.038cm">
          <text:p/>
        </draw:line>
        <draw:line draw:style-name="gr2" draw:text-style-name="P1" draw:layer="layout" svg:x1="17.49cm" svg:y1="27.038cm" svg:x2="17.49cm" svg:y2="28.038cm">
          <text:p/>
        </draw:line>
        <draw:custom-shape draw:style-name="gr4" draw:text-style-name="P1" draw:layer="layout" svg:width="0.75cm" svg:height="2.5cm" draw:transform="rotate (-1.5707963267949) translate (19.739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5cm" svg:height="0.569cm" svg:x="17.238cm" svg:y="28.767cm">
          <draw:text-box>
            <text:p text:style-name="P3"><text:span text:style-name="T1">Delta 0</text:span></text:p>
          </draw:text-box>
        </draw:frame>
        <draw:line draw:style-name="gr1" draw:text-style-name="P1" draw:layer="layout" svg:x1="15.5cm" svg:y1="26.75cm" svg:x2="15.501cm" svg:y2="27.5cm">
          <text:p/>
        </draw:line>
        <draw:frame draw:style-name="gr12" draw:text-style-name="P4" draw:layer="layout" svg:width="2cm" svg:height="0.887cm" svg:x="14.5cm" svg:y="25.8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frame draw:style-name="gr6" draw:text-style-name="P7" draw:layer="layout" svg:width="3.5cm" svg:height="0.569cm" svg:x="1.25cm" svg:y="29.931cm">
          <draw:text-box>
            <text:p text:style-name="P3"><text:span text:style-name="T3">Next collected cycle</text:span></text:p>
          </draw:text-box>
        </draw:frame>
        <draw:frame draw:style-name="gr8" draw:text-style-name="P4" draw:layer="layout" svg:width="2.5cm" svg:height="0.887cm" svg:x="4.75cm" svg:y="30.1cm">
          <draw:text-box>
            <text:p text:style-name="P3"><text:span text:style-name="T1">Cycle amount</text:span></text:p>
            <text:p text:style-name="P3"><text:span text:style-name="T1">4 + 3 = 7</text:span></text:p>
          </draw:text-box>
        </draw:frame>
        <draw:line draw:style-name="gr1" draw:text-style-name="P1" draw:layer="layout" svg:x1="6cm" svg:y1="29.25cm" svg:x2="6cm" svg:y2="30cm">
          <text:p/>
        </draw:line>
        <draw:frame draw:style-name="gr8" draw:text-style-name="P4" draw:layer="layout" svg:width="2.5cm" svg:height="0.887cm" svg:x="7.25cm" svg:y="30.1cm">
          <draw:text-box>
            <text:p text:style-name="P3"><text:span text:style-name="T1">Cycle amount</text:span></text:p>
            <text:p text:style-name="P3"><text:span text:style-name="T1">7 - 2 = 5</text:span></text:p>
          </draw:text-box>
        </draw:frame>
        <draw:frame draw:style-name="gr8" draw:text-style-name="P4" draw:layer="layout" svg:width="2.5cm" svg:height="0.887cm" svg:x="9.75cm" svg:y="30.1cm">
          <draw:text-box>
            <text:p text:style-name="P3"><text:span text:style-name="T1">Cycle amount</text:span></text:p>
            <text:p text:style-name="P3"><text:span text:style-name="T1">5 + 0 = 5</text:span></text:p>
          </draw:text-box>
        </draw:frame>
        <draw:line draw:style-name="gr1" draw:text-style-name="P1" draw:layer="layout" svg:x1="8.5cm" svg:y1="29.238cm" svg:x2="8.5cm" svg:y2="29.988cm">
          <text:p/>
        </draw:line>
        <draw:line draw:style-name="gr1" draw:text-style-name="P1" draw:layer="layout" svg:x1="11cm" svg:y1="29.226cm" svg:x2="11cm" svg:y2="29.976cm">
          <text:p/>
        </draw:line>
        <draw:line draw:style-name="gr1" draw:text-style-name="P1" draw:layer="layout" svg:x1="6.85cm" svg:y1="30.75cm" svg:x2="7.6cm" svg:y2="30.75cm">
          <text:p/>
        </draw:line>
        <draw:line draw:style-name="gr1" draw:text-style-name="P1" draw:layer="layout" svg:x1="9.338cm" svg:y1="30.75cm" svg:x2="10.088cm" svg:y2="30.75cm">
          <text:p/>
        </draw:line>
        <draw:frame draw:style-name="gr8" draw:text-style-name="P8" draw:layer="layout" svg:width="3.438cm" svg:height="0.887cm" svg:x="15.062cm" svg:y="30.45cm">
          <draw:text-box>
            <text:p text:style-name="P3"><text:span text:style-name="T4">Last cycle amount = 10</text:span></text:p>
          </draw:text-box>
        </draw:frame>
        <draw:line draw:style-name="gr1" draw:text-style-name="P1" draw:layer="layout" svg:x1="14.412cm" svg:y1="30.75cm" svg:x2="15.162cm" svg:y2="30.75cm">
          <text:p/>
        </draw:line>
        <draw:frame draw:style-name="gr8" draw:text-style-name="P4" draw:layer="layout" svg:width="2.5cm" svg:height="0.887cm" svg:x="4.75cm" svg:y="32.001cm">
          <draw:text-box>
            <text:p text:style-name="P3"><text:span text:style-name="T1">Collected</text:span></text:p>
            <text:p text:style-name="P3"><text:span text:style-name="T1">0 + 7 = 7</text:span></text:p>
          </draw:text-box>
        </draw:frame>
        <draw:line draw:style-name="gr1" draw:text-style-name="P1" draw:layer="layout" svg:x1="6cm" svg:y1="31.151cm" svg:x2="6cm" svg:y2="31.901cm">
          <text:p/>
        </draw:line>
        <draw:frame draw:style-name="gr8" draw:text-style-name="P4" draw:layer="layout" svg:width="2.5cm" svg:height="0.887cm" svg:x="7.25cm" svg:y="32.001cm">
          <draw:text-box>
            <text:p text:style-name="P5"><text:span text:style-name="T1">Collected</text:span></text:p>
            <text:p text:style-name="P3"><text:span text:style-name="T1">7 + 5 = 12</text:span></text:p>
          </draw:text-box>
        </draw:frame>
        <draw:frame draw:style-name="gr8" draw:text-style-name="P6" draw:layer="layout" svg:width="2.5cm" svg:height="0.887cm" svg:x="9.75cm" svg:y="32.001cm">
          <draw:text-box>
            <text:p text:style-name="P5"><text:span text:style-name="T2">Collected</text:span></text:p>
            <text:p text:style-name="P3"><text:span text:style-name="T2">12 + 5 = 17</text:span></text:p>
          </draw:text-box>
        </draw:frame>
        <draw:line draw:style-name="gr1" draw:text-style-name="P1" draw:layer="layout" svg:x1="8.5cm" svg:y1="31.139cm" svg:x2="8.5cm" svg:y2="31.889cm">
          <text:p/>
        </draw:line>
        <draw:line draw:style-name="gr1" draw:text-style-name="P1" draw:layer="layout" svg:x1="11cm" svg:y1="31.127cm" svg:x2="11cm" svg:y2="31.877cm">
          <text:p/>
        </draw:line>
        <draw:line draw:style-name="gr1" draw:text-style-name="P1" draw:layer="layout" svg:x1="6.85cm" svg:y1="32.651cm" svg:x2="7.6cm" svg:y2="32.651cm">
          <text:p/>
        </draw:line>
        <draw:line draw:style-name="gr1" draw:text-style-name="P1" draw:layer="layout" svg:x1="9.338cm" svg:y1="32.651cm" svg:x2="10.088cm" svg:y2="32.651cm">
          <text:p/>
        </draw:line>
        <draw:frame draw:style-name="gr13" draw:text-style-name="P9" draw:layer="layout" svg:width="2.5cm" svg:height="0.569cm" svg:x="15.062cm" svg:y="32.281cm">
          <draw:text-box>
            <text:p text:style-name="P5"><text:span text:style-name="T5">Collected = 27</text:span></text:p>
          </draw:text-box>
        </draw:frame>
        <draw:line draw:style-name="gr1" draw:text-style-name="P1" draw:layer="layout" svg:x1="14.4cm" svg:y1="32.6cm" svg:x2="15.15cm" svg:y2="32.6cm">
          <text:p/>
        </draw:line>
        <draw:frame draw:style-name="gr12" draw:text-style-name="P7" draw:layer="layout" svg:width="3.5cm" svg:height="0.637cm" svg:x="1.25cm" svg:y="30.45cm">
          <draw:text-box>
            <text:p text:style-name="P3"><text:span text:style-name="T3">Last cycle amount = 4</text:span></text:p>
          </draw:text-box>
        </draw:frame>
        <draw:line draw:style-name="gr1" draw:text-style-name="P1" draw:layer="layout" svg:x1="4.4cm" svg:y1="30.75cm" svg:x2="5.15cm" svg:y2="30.75cm">
          <text:p/>
        </draw:line>
        <draw:frame draw:style-name="gr8" draw:text-style-name="P8" draw:layer="layout" svg:width="3.5cm" svg:height="0.887cm" svg:x="15cm" svg:y="29.931cm">
          <draw:text-box>
            <text:p text:style-name="P3"><text:span text:style-name="T4">Next collected cycle</text:span></text:p>
          </draw:text-box>
        </draw:frame>
        <draw:frame draw:style-name="gr6" draw:text-style-name="P4" draw:layer="layout" svg:width="2.25cm" svg:height="0.569cm" svg:x="2.3cm" svg:y="32.281cm">
          <draw:text-box>
            <text:p text:style-name="P3"><text:span text:style-name="T1">Collected = 0</text:span></text:p>
          </draw:text-box>
        </draw:frame>
        <draw:line draw:style-name="gr1" draw:text-style-name="P1" draw:layer="layout" svg:x1="4.388cm" svg:y1="32.6cm" svg:x2="5.138cm" svg:y2="32.6cm">
          <text:p/>
        </draw:line>
        <draw:frame draw:style-name="gr8" draw:text-style-name="P4" draw:layer="layout" svg:width="2.5cm" svg:height="0.887cm" svg:x="12.238cm" svg:y="30.088cm">
          <draw:text-box>
            <text:p text:style-name="P3"><text:span text:style-name="T1">Cycle amount</text:span></text:p>
            <text:p text:style-name="P3"><text:span text:style-name="T1">5 + 5 = 10</text:span></text:p>
          </draw:text-box>
        </draw:frame>
        <draw:line draw:style-name="gr1" draw:text-style-name="P1" draw:layer="layout" svg:x1="13.488cm" svg:y1="29.214cm" svg:x2="13.488cm" svg:y2="29.964cm">
          <text:p/>
        </draw:line>
        <draw:line draw:style-name="gr1" draw:text-style-name="P1" draw:layer="layout" svg:x1="11.826cm" svg:y1="30.738cm" svg:x2="12.576cm" svg:y2="30.738cm">
          <text:p/>
        </draw:line>
        <draw:frame draw:style-name="gr8" draw:text-style-name="P6" draw:layer="layout" svg:width="2.5cm" svg:height="0.887cm" svg:x="12.238cm" svg:y="31.989cm">
          <draw:text-box>
            <text:p text:style-name="P5"><text:span text:style-name="T2">Collected</text:span></text:p>
            <text:p text:style-name="P3"><text:span text:style-name="T2">17 + 10 = 27</text:span></text:p>
          </draw:text-box>
        </draw:frame>
        <draw:line draw:style-name="gr1" draw:text-style-name="P1" draw:layer="layout" svg:x1="13.488cm" svg:y1="31.115cm" svg:x2="13.488cm" svg:y2="31.865cm">
          <text:p/>
        </draw:line>
        <draw:line draw:style-name="gr1" draw:text-style-name="P1" draw:layer="layout" svg:x1="11.826cm" svg:y1="32.639cm" svg:x2="12.576cm" svg:y2="32.639cm">
          <text:p/>
        </draw:line>
        <draw:line draw:style-name="gr1" draw:text-style-name="P1" draw:layer="layout" svg:x1="3cm" svg:y1="30cm" svg:x2="5.25cm" svg:y2="28.5cm">
          <text:p/>
        </draw:line>
        <draw:line draw:style-name="gr1" draw:text-style-name="P1" draw:layer="layout" svg:x1="16.75cm" svg:y1="29.9cm" svg:x2="16.75cm" svg:y2="28.5cm">
          <text:p/>
        </draw:line>
        <draw:frame draw:style-name="gr5" draw:text-style-name="P2" draw:layer="layout" svg:width="2.25cm" svg:height="0.569cm" draw:transform="rotate (1.5707963267949) translate (3cm 3.8cm)">
          <draw:text-box>
            <text:p><text:span text:style-name="T1">Timestamp 2</text:span></text:p>
          </draw:text-box>
        </draw:frame>
        <draw:frame draw:style-name="gr5" draw:text-style-name="P2" draw:layer="layout" svg:width="2.25cm" svg:height="0.569cm" draw:transform="rotate (1.5707963267949) translate (3.5cm 3.8cm)">
          <draw:text-box>
            <text:p><text:span text:style-name="T1">Timestamp 3</text:span></text:p>
          </draw:text-box>
        </draw:frame>
        <draw:frame draw:style-name="gr5" draw:text-style-name="P2" draw:layer="layout" svg:width="2.25cm" svg:height="0.569cm" draw:transform="rotate (1.5707963267949) translate (4cm 3.8cm)">
          <draw:text-box>
            <text:p><text:span text:style-name="T1">Timestamp 4</text:span></text:p>
          </draw:text-box>
        </draw:frame>
        <draw:frame draw:style-name="gr5" draw:text-style-name="P2" draw:layer="layout" svg:width="2.25cm" svg:height="0.569cm" draw:transform="rotate (1.5707963267949) translate (4.5cm 3.3cm)">
          <draw:text-box>
            <text:p><text:span text:style-name="T1">Timestamp 5</text:span></text:p>
          </draw:text-box>
        </draw:frame>
        <draw:frame draw:style-name="gr5" draw:text-style-name="P2" draw:layer="layout" svg:width="2.25cm" svg:height="0.569cm" draw:transform="rotate (1.5707963267949) translate (5cm 3.8cm)">
          <draw:text-box>
            <text:p><text:span text:style-name="T1">Timestamp 6</text:span></text:p>
          </draw:text-box>
        </draw:frame>
        <draw:frame draw:style-name="gr5" draw:text-style-name="P2" draw:layer="layout" svg:width="2.25cm" svg:height="0.569cm" draw:transform="rotate (1.5707963267949) translate (5.5cm 3.8cm)">
          <draw:text-box>
            <text:p><text:span text:style-name="T1">Timestamp 7</text:span></text:p>
          </draw:text-box>
        </draw:frame>
        <draw:frame draw:style-name="gr5" draw:text-style-name="P2" draw:layer="layout" svg:width="2.25cm" svg:height="0.569cm" draw:transform="rotate (1.5707963267949) translate (6cm 3.8cm)">
          <draw:text-box>
            <text:p><text:span text:style-name="T1">Timestamp 8</text:span></text:p>
          </draw:text-box>
        </draw:frame>
        <draw:frame draw:style-name="gr5" draw:text-style-name="P2" draw:layer="layout" svg:width="2.25cm" svg:height="0.569cm" draw:transform="rotate (1.5707963267949) translate (6.5cm 3.8cm)">
          <draw:text-box>
            <text:p><text:span text:style-name="T1">Timestamp 9</text:span></text:p>
          </draw:text-box>
        </draw:frame>
        <draw:frame draw:style-name="gr6" draw:text-style-name="P2" draw:layer="layout" svg:width="2.3cm" svg:height="0.569cm" draw:transform="rotate (1.5707963267949) translate (7cm 3.3cm)">
          <draw:text-box>
            <text:p><text:span text:style-name="T1">Timestamp 10</text:span></text:p>
          </draw:text-box>
        </draw:frame>
        <draw:frame draw:style-name="gr6" draw:text-style-name="P2" draw:layer="layout" svg:width="2.3cm" svg:height="0.569cm" draw:transform="rotate (1.5707963267949) translate (7.5cm 3.8cm)">
          <draw:text-box>
            <text:p><text:span text:style-name="T1">Timestamp 11</text:span></text:p>
          </draw:text-box>
        </draw:frame>
        <draw:frame draw:style-name="gr6" draw:text-style-name="P2" draw:layer="layout" svg:width="2.3cm" svg:height="0.569cm" draw:transform="rotate (1.5707963267949) translate (8cm 3.8cm)">
          <draw:text-box>
            <text:p><text:span text:style-name="T1">Timestamp 12</text:span></text:p>
          </draw:text-box>
        </draw:frame>
        <draw:frame draw:style-name="gr6" draw:text-style-name="P2" draw:layer="layout" svg:width="2.3cm" svg:height="0.569cm" draw:transform="rotate (1.5707963267949) translate (8.5cm 3.8cm)">
          <draw:text-box>
            <text:p><text:span text:style-name="T1">Timestamp 13</text:span></text:p>
          </draw:text-box>
        </draw:frame>
        <draw:frame draw:style-name="gr6" draw:text-style-name="P2" draw:layer="layout" svg:width="2.3cm" svg:height="0.569cm" draw:transform="rotate (1.5707963267949) translate (9cm 3.8cm)">
          <draw:text-box>
            <text:p><text:span text:style-name="T1">Timestamp 14</text:span></text:p>
          </draw:text-box>
        </draw:frame>
        <draw:frame draw:style-name="gr6" draw:text-style-name="P2" draw:layer="layout" svg:width="2.3cm" svg:height="0.569cm" draw:transform="rotate (1.5707963267949) translate (9.5cm 3.3cm)">
          <draw:text-box>
            <text:p><text:span text:style-name="T1">Timestamp 1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7:15:18.865977836</meta:creation-date>
    <dc:date>2021-02-03T21:57:25.304013728</dc:date>
    <meta:editing-duration>PT1H35S</meta:editing-duration>
    <meta:editing-cycles>14</meta:editing-cycles>
    <meta:generator>LibreOffice/7.0.4.2$Linux_X86_64 LibreOffice_project/00$Build-2</meta:generator>
    <meta:document-statistic meta:object-count="531"/>
  </office:meta>
</office:document-meta>
</file>